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4*SQRT([.A1])-2)/[.A1]" office:value-type="float" office:value="2" calcext:value-type="float">
            <text:p>2</text:p>
          </table:table-cell>
          <table:table-cell table:formula="of:=(1/[.A1])+(1-0.577)+[.B1]" office:value-type="float" office:value="3.423" calcext:value-type="float">
            <text:p>3.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4*SQRT([.A2])-2)/[.A2]" office:value-type="float" office:value="1.82842712474619" calcext:value-type="float">
            <text:p>1.82842712474619</text:p>
          </table:table-cell>
          <table:table-cell table:formula="of:=(1/[.A2])+(1-0.577)+[.B2]" office:value-type="float" office:value="2.75142712474619" calcext:value-type="float">
            <text:p>2.75142712474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4*SQRT([.A3])-2)/[.A3]" office:value-type="float" office:value="1.64273441009184" calcext:value-type="float">
            <text:p>1.64273441009184</text:p>
          </table:table-cell>
          <table:table-cell table:formula="of:=(1/[.A3])+(1-0.577)+[.B3]" office:value-type="float" office:value="2.39906774342517" calcext:value-type="float">
            <text:p>2.3990677434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4*SQRT([.A4])-2)/[.A4]" office:value-type="float" office:value="1.5" calcext:value-type="float">
            <text:p>1.5</text:p>
          </table:table-cell>
          <table:table-cell table:formula="of:=(1/[.A4])+(1-0.577)+[.B4]"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4*SQRT([.A5])-2)/[.A5]" office:value-type="float" office:value="1.38885438199983" calcext:value-type="float">
            <text:p>1.38885438199983</text:p>
          </table:table-cell>
          <table:table-cell table:formula="of:=(1/[.A5])+(1-0.577)+[.B5]" office:value-type="float" office:value="2.01185438199983" calcext:value-type="float">
            <text:p>2.01185438199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4*SQRT([.A6])-2)/[.A6]" office:value-type="float" office:value="1.29965982852212" calcext:value-type="float">
            <text:p>1.29965982852212</text:p>
          </table:table-cell>
          <table:table-cell table:formula="of:=(1/[.A6])+(1-0.577)+[.B6]" office:value-type="float" office:value="1.88932649518879" calcext:value-type="float">
            <text:p>1.88932649518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4*SQRT([.A7])-2)/[.A7]" office:value-type="float" office:value="1.22614360632262" calcext:value-type="float">
            <text:p>1.22614360632262</text:p>
          </table:table-cell>
          <table:table-cell table:formula="of:=(1/[.A7])+(1-0.577)+[.B7]" office:value-type="float" office:value="1.79200074917977" calcext:value-type="float">
            <text:p>1.792000749179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4*SQRT([.A8])-2)/[.A8]" office:value-type="float" office:value="1.1642135623731" calcext:value-type="float">
            <text:p>1.1642135623731</text:p>
          </table:table-cell>
          <table:table-cell table:formula="of:=(1/[.A8])+(1-0.577)+[.B8]" office:value-type="float" office:value="1.7122135623731" calcext:value-type="float">
            <text:p>1.7122135623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4*SQRT([.A9])-2)/[.A9]" office:value-type="float" office:value="1.11111111111111" calcext:value-type="float">
            <text:p>1.11111111111111</text:p>
          </table:table-cell>
          <table:table-cell table:formula="of:=(1/[.A9])+(1-0.577)+[.B9]" office:value-type="float" office:value="1.64522222222222" calcext:value-type="float">
            <text:p>1.6452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4*SQRT([.A10])-2)/[.A10]" office:value-type="float" office:value="1.06491106406735" calcext:value-type="float">
            <text:p>1.06491106406735</text:p>
          </table:table-cell>
          <table:table-cell table:formula="of:=(1/[.A10])+(1-0.577)+[.B10]" office:value-type="float" office:value="1.58791106406735" calcext:value-type="float">
            <text:p>1.587911064067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4*SQRT([.A11])-2)/[.A11]" office:value-type="float" office:value="1.02422719649287" calcext:value-type="float">
            <text:p>1.02422719649287</text:p>
          </table:table-cell>
          <table:table-cell table:formula="of:=(1/[.A11])+(1-0.577)+[.B11]" office:value-type="float" office:value="1.53813628740196" calcext:value-type="float">
            <text:p>1.53813628740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*SQRT([.A12])-2)/[.A12]" office:value-type="float" office:value="0.988033871712585" calcext:value-type="float">
            <text:p>0.988033871712585</text:p>
          </table:table-cell>
          <table:table-cell table:formula="of:=(1/[.A12])+(1-0.577)+[.B12]" office:value-type="float" office:value="1.49436720504592" calcext:value-type="float">
            <text:p>1.49436720504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4*SQRT([.A13])-2)/[.A13]" office:value-type="float" office:value="0.955554238604304" calcext:value-type="float">
            <text:p>0.955554238604304</text:p>
          </table:table-cell>
          <table:table-cell table:formula="of:=(1/[.A13])+(1-0.577)+[.B13]" office:value-type="float" office:value="1.45547731552738" calcext:value-type="float">
            <text:p>1.45547731552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4*SQRT([.A14])-2)/[.A14]" office:value-type="float" office:value="0.926187824792555" calcext:value-type="float">
            <text:p>0.926187824792555</text:p>
          </table:table-cell>
          <table:table-cell table:formula="of:=(1/[.A14])+(1-0.577)+[.B14]" office:value-type="float" office:value="1.42061639622113" calcext:value-type="float">
            <text:p>1.42061639622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4*SQRT([.A15])-2)/[.A15]" office:value-type="float" office:value="0.899462225655311" calcext:value-type="float">
            <text:p>0.899462225655311</text:p>
          </table:table-cell>
          <table:table-cell table:formula="of:=(1/[.A15])+(1-0.577)+[.B15]" office:value-type="float" office:value="1.38912889232198" calcext:value-type="float">
            <text:p>1.38912889232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4*SQRT([.A16])-2)/[.A16]" office:value-type="float" office:value="0.875" calcext:value-type="float">
            <text:p>0.875</text:p>
          </table:table-cell>
          <table:table-cell table:formula="of:=(1/[.A16])+(1-0.577)+[.B16]" office:value-type="float" office:value="1.3605" calcext:value-type="float">
            <text:p>1.3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4*SQRT([.A17])-2)/[.A17]" office:value-type="float" office:value="0.852495441321802" calcext:value-type="float">
            <text:p>0.852495441321802</text:p>
          </table:table-cell>
          <table:table-cell table:formula="of:=(1/[.A17])+(1-0.577)+[.B17]" office:value-type="float" office:value="1.33431897073357" calcext:value-type="float">
            <text:p>1.334318970733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4*SQRT([.A18])-2)/[.A18]" office:value-type="float" office:value="0.831697930470952" calcext:value-type="float">
            <text:p>0.831697930470952</text:p>
          </table:table-cell>
          <table:table-cell table:formula="of:=(1/[.A18])+(1-0.577)+[.B18]" office:value-type="float" office:value="1.31025348602651" calcext:value-type="float">
            <text:p>1.3102534860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4*SQRT([.A19])-2)/[.A19]" office:value-type="float" office:value="0.81239977758751" calcext:value-type="float">
            <text:p>0.81239977758751</text:p>
          </table:table-cell>
          <table:table-cell table:formula="of:=(1/[.A19])+(1-0.577)+[.B19]" office:value-type="float" office:value="1.28803135653488" calcext:value-type="float">
            <text:p>1.28803135653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4*SQRT([.A20])-2)/[.A20]" office:value-type="float" office:value="0.794427190999916" calcext:value-type="float">
            <text:p>0.794427190999916</text:p>
          </table:table-cell>
          <table:table-cell table:formula="of:=(1/[.A20])+(1-0.577)+[.B20]" office:value-type="float" office:value="1.26742719099992" calcext:value-type="float">
            <text:p>1.26742719099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4*SQRT([.A21])-2)/[.A21]" office:value-type="float" office:value="0.777633465705874" calcext:value-type="float">
            <text:p>0.777633465705874</text:p>
          </table:table-cell>
          <table:table-cell table:formula="of:=(1/[.A21])+(1-0.577)+[.B21]" office:value-type="float" office:value="1.24825251332492" calcext:value-type="float">
            <text:p>1.24825251332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4*SQRT([.A22])-2)/[.A22]" office:value-type="float" office:value="0.761893774513351" calcext:value-type="float">
            <text:p>0.761893774513351</text:p>
          </table:table-cell>
          <table:table-cell table:formula="of:=(1/[.A22])+(1-0.577)+[.B22]" office:value-type="float" office:value="1.2303483199679" calcext:value-type="float">
            <text:p>1.2303483199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4*SQRT([.A23])-2)/[.A23]" office:value-type="float" office:value="0.747101134489169" calcext:value-type="float">
            <text:p>0.747101134489169</text:p>
          </table:table-cell>
          <table:table-cell table:formula="of:=(1/[.A23])+(1-0.577)+[.B23]" office:value-type="float" office:value="1.21357939535873" calcext:value-type="float">
            <text:p>1.21357939535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4*SQRT([.A24])-2)/[.A24]" office:value-type="float" office:value="0.733163247594393" calcext:value-type="float">
            <text:p>0.733163247594393</text:p>
          </table:table-cell>
          <table:table-cell table:formula="of:=(1/[.A24])+(1-0.577)+[.B24]" office:value-type="float" office:value="1.19782991426106" calcext:value-type="float">
            <text:p>1.197829914261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4*SQRT([.A25])-2)/[.A25]" office:value-type="float" office:value="0.72" calcext:value-type="float">
            <text:p>0.72</text:p>
          </table:table-cell>
          <table:table-cell table:formula="of:=(1/[.A25])+(1-0.577)+[.B25]"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4*SQRT([.A26])-2)/[.A26]" office:value-type="float" office:value="0.707541463629659" calcext:value-type="float">
            <text:p>0.707541463629659</text:p>
          </table:table-cell>
          <table:table-cell table:formula="of:=(1/[.A26])+(1-0.577)+[.B26]" office:value-type="float" office:value="1.1690030020912" calcext:value-type="float">
            <text:p>1.16900300209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4*SQRT([.A27])-2)/[.A27]" office:value-type="float" office:value="0.695726284845427" calcext:value-type="float">
            <text:p>0.695726284845427</text:p>
          </table:table-cell>
          <table:table-cell table:formula="of:=(1/[.A27])+(1-0.577)+[.B27]" office:value-type="float" office:value="1.15576332188246" calcext:value-type="float">
            <text:p>1.155763321882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4*SQRT([.A28])-2)/[.A28]" office:value-type="float" office:value="0.684500374589883" calcext:value-type="float">
            <text:p>0.684500374589883</text:p>
          </table:table-cell>
          <table:table-cell table:formula="of:=(1/[.A28])+(1-0.577)+[.B28]" office:value-type="float" office:value="1.14321466030417" calcext:value-type="float">
            <text:p>1.143214660304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4*SQRT([.A29])-2)/[.A29]" office:value-type="float" office:value="0.673815835466828" calcext:value-type="float">
            <text:p>0.673815835466828</text:p>
          </table:table-cell>
          <table:table-cell table:formula="of:=(1/[.A29])+(1-0.577)+[.B29]" office:value-type="float" office:value="1.13129859408752" calcext:value-type="float">
            <text:p>1.131298594087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4*SQRT([.A30])-2)/[.A30]" office:value-type="float" office:value="0.663630076673555" calcext:value-type="float">
            <text:p>0.663630076673555</text:p>
          </table:table-cell>
          <table:table-cell table:formula="of:=(1/[.A30])+(1-0.577)+[.B30]" office:value-type="float" office:value="1.11996341000689" calcext:value-type="float">
            <text:p>1.119963410006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*SQRT([.A31])-2)/[.A31]" office:value-type="float" office:value="0.653905079074842" calcext:value-type="float">
            <text:p>0.653905079074842</text:p>
          </table:table-cell>
          <table:table-cell table:formula="of:=(1/[.A31])+(1-0.577)+[.B31]" office:value-type="float" office:value="1.10916314359097" calcext:value-type="float">
            <text:p>1.10916314359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4*SQRT([.A32])-2)/[.A32]" office:value-type="float" office:value="0.644606781186548" calcext:value-type="float">
            <text:p>0.644606781186548</text:p>
          </table:table-cell>
          <table:table-cell table:formula="of:=(1/[.A32])+(1-0.577)+[.B32]" office:value-type="float" office:value="1.09885678118655" calcext:value-type="float">
            <text:p>1.098856781186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4*SQRT([.A33])-2)/[.A33]" office:value-type="float" office:value="0.635704563216731" calcext:value-type="float">
            <text:p>0.635704563216731</text:p>
          </table:table-cell>
          <table:table-cell table:formula="of:=(1/[.A33])+(1-0.577)+[.B33]" office:value-type="float" office:value="1.08900759351976" calcext:value-type="float">
            <text:p>1.08900759351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4*SQRT([.A34])-2)/[.A34]" office:value-type="float" office:value="0.627170811158271" calcext:value-type="float">
            <text:p>0.627170811158271</text:p>
          </table:table-cell>
          <table:table-cell table:formula="of:=(1/[.A34])+(1-0.577)+[.B34]" office:value-type="float" office:value="1.07958257586415" calcext:value-type="float">
            <text:p>1.079582575864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4*SQRT([.A35])-2)/[.A35]" office:value-type="float" office:value="0.618980546639956" calcext:value-type="float">
            <text:p>0.618980546639956</text:p>
          </table:table-cell>
          <table:table-cell table:formula="of:=(1/[.A35])+(1-0.577)+[.B35]" office:value-type="float" office:value="1.07055197521138" calcext:value-type="float">
            <text:p>1.070551975211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4*SQRT([.A36])-2)/[.A36]" office:value-type="float" office:value="0.611111111111111" calcext:value-type="float">
            <text:p>0.611111111111111</text:p>
          </table:table-cell>
          <table:table-cell table:formula="of:=(1/[.A36])+(1-0.577)+[.B36]" office:value-type="float" office:value="1.06188888888889" calcext:value-type="float">
            <text:p>1.06188888888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4*SQRT([.A37])-2)/[.A37]" office:value-type="float" office:value="0.603541895167375" calcext:value-type="float">
            <text:p>0.603541895167375</text:p>
          </table:table-cell>
          <table:table-cell table:formula="of:=(1/[.A37])+(1-0.577)+[.B37]" office:value-type="float" office:value="1.0535689221944" calcext:value-type="float">
            <text:p>1.05356892219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4*SQRT([.A38])-2)/[.A38]" office:value-type="float" office:value="0.596254105575682" calcext:value-type="float">
            <text:p>0.596254105575682</text:p>
          </table:table-cell>
          <table:table-cell table:formula="of:=(1/[.A38])+(1-0.577)+[.B38]" office:value-type="float" office:value="1.04556989504937" calcext:value-type="float">
            <text:p>1.045569895049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4*SQRT([.A39])-2)/[.A39]" office:value-type="float" office:value="0.589230563938297" calcext:value-type="float">
            <text:p>0.589230563938297</text:p>
          </table:table-cell>
          <table:table-cell table:formula="of:=(1/[.A39])+(1-0.577)+[.B39]" office:value-type="float" office:value="1.03787158957932" calcext:value-type="float">
            <text:p>1.03787158957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4*SQRT([.A40])-2)/[.A40]" office:value-type="float" office:value="0.582455532033676" calcext:value-type="float">
            <text:p>0.582455532033676</text:p>
          </table:table-cell>
          <table:table-cell table:formula="of:=(1/[.A40])+(1-0.577)+[.B40]" office:value-type="float" office:value="1.03045553203368" calcext:value-type="float">
            <text:p>1.030455532033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*SQRT([.A41])-2)/[.A41]" office:value-type="float" office:value="0.575914559749546" calcext:value-type="float">
            <text:p>0.575914559749546</text:p>
          </table:table-cell>
          <table:table-cell table:formula="of:=(1/[.A41])+(1-0.577)+[.B41]" office:value-type="float" office:value="1.02330480365199" calcext:value-type="float">
            <text:p>1.02330480365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*SQRT([.A42])-2)/[.A42]" office:value-type="float" office:value="0.56959435222932" calcext:value-type="float">
            <text:p>0.56959435222932</text:p>
          </table:table-cell>
          <table:table-cell table:formula="of:=(1/[.A42])+(1-0.577)+[.B42]" office:value-type="float" office:value="1.01640387603884" calcext:value-type="float">
            <text:p>1.01640387603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4*SQRT([.A43])-2)/[.A43]" office:value-type="float" office:value="0.563482653423442" calcext:value-type="float">
            <text:p>0.563482653423442</text:p>
          </table:table-cell>
          <table:table-cell table:formula="of:=(1/[.A43])+(1-0.577)+[.B43]" office:value-type="float" office:value="1.00973846737693" calcext:value-type="float">
            <text:p>1.009738467376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*SQRT([.A44])-2)/[.A44]" office:value-type="float" office:value="0.557568143700982" calcext:value-type="float">
            <text:p>0.557568143700982</text:p>
          </table:table-cell>
          <table:table-cell table:formula="of:=(1/[.A44])+(1-0.577)+[.B44]" office:value-type="float" office:value="1.00329541642825" calcext:value-type="float">
            <text:p>1.003295416428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4*SQRT([.A45])-2)/[.A45]" office:value-type="float" office:value="0.5518403495555" calcext:value-type="float">
            <text:p>0.5518403495555</text:p>
          </table:table-cell>
          <table:table-cell table:formula="of:=(1/[.A45])+(1-0.577)+[.B45]" office:value-type="float" office:value="0.997062571777722" calcext:value-type="float">
            <text:p>0.9970625717777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4*SQRT([.A46])-2)/[.A46]" office:value-type="float" office:value="0.546289563750023" calcext:value-type="float">
            <text:p>0.546289563750023</text:p>
          </table:table-cell>
          <table:table-cell table:formula="of:=(1/[.A46])+(1-0.577)+[.B46]" office:value-type="float" office:value="0.991028694184806" calcext:value-type="float">
            <text:p>0.9910286941848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4*SQRT([.A47])-2)/[.A47]" office:value-type="float" office:value="0.540906774502216" calcext:value-type="float">
            <text:p>0.540906774502216</text:p>
          </table:table-cell>
          <table:table-cell table:formula="of:=(1/[.A47])+(1-0.577)+[.B47]" office:value-type="float" office:value="0.985183370246897" calcext:value-type="float">
            <text:p>0.9851833702468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4*SQRT([.A48])-2)/[.A48]" office:value-type="float" office:value="0.535683602522959" calcext:value-type="float">
            <text:p>0.535683602522959</text:p>
          </table:table-cell>
          <table:table-cell table:formula="of:=(1/[.A48])+(1-0.577)+[.B48]" office:value-type="float" office:value="0.979516935856293" calcext:value-type="float">
            <text:p>0.9795169358562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4*SQRT([.A49])-2)/[.A49]" office:value-type="float" office:value="0.530612244897959" calcext:value-type="float">
            <text:p>0.530612244897959</text:p>
          </table:table-cell>
          <table:table-cell table:formula="of:=(1/[.A49])+(1-0.577)+[.B49]" office:value-type="float" office:value="0.974020408163265" calcext:value-type="float">
            <text:p>0.974020408163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4*SQRT([.A50])-2)/[.A50]" office:value-type="float" office:value="0.525685424949238" calcext:value-type="float">
            <text:p>0.525685424949238</text:p>
          </table:table-cell>
          <table:table-cell table:formula="of:=(1/[.A50])+(1-0.577)+[.B50]" office:value-type="float" office:value="0.968685424949238" calcext:value-type="float">
            <text:p>0.968685424949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4*SQRT([.A51])-2)/[.A51]" office:value-type="float" office:value="0.520896347336694" calcext:value-type="float">
            <text:p>0.520896347336694</text:p>
          </table:table-cell>
          <table:table-cell table:formula="of:=(1/[.A51])+(1-0.577)+[.B51]" office:value-type="float" office:value="0.963504190473949" calcext:value-type="float">
            <text:p>0.9635041904739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4*SQRT([.A52])-2)/[.A52]" office:value-type="float" office:value="0.516238657763691" calcext:value-type="float">
            <text:p>0.516238657763691</text:p>
          </table:table-cell>
          <table:table-cell table:formula="of:=(1/[.A52])+(1-0.577)+[.B52]" office:value-type="float" office:value="0.95846942699446" calcext:value-type="float">
            <text:p>0.958469426994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4*SQRT([.A53])-2)/[.A53]" office:value-type="float" office:value="0.511706406738152" calcext:value-type="float">
            <text:p>0.511706406738152</text:p>
          </table:table-cell>
          <table:table-cell table:formula="of:=(1/[.A53])+(1-0.577)+[.B53]" office:value-type="float" office:value="0.953574331266454" calcext:value-type="float">
            <text:p>0.9535743312664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4*SQRT([.A54])-2)/[.A54]" office:value-type="float" office:value="0.50729401691478" calcext:value-type="float">
            <text:p>0.50729401691478</text:p>
          </table:table-cell>
          <table:table-cell table:formula="of:=(1/[.A54])+(1-0.577)+[.B54]" office:value-type="float" office:value="0.948812535433299" calcext:value-type="float">
            <text:p>0.948812535433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4*SQRT([.A55])-2)/[.A55]" office:value-type="float" office:value="0.502996253606957" calcext:value-type="float">
            <text:p>0.502996253606957</text:p>
          </table:table-cell>
          <table:table-cell table:formula="of:=(1/[.A55])+(1-0.577)+[.B55]" office:value-type="float" office:value="0.944178071788775" calcext:value-type="float">
            <text:p>0.944178071788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4*SQRT([.A56])-2)/[.A56]" office:value-type="float" office:value="0.498808198110563" calcext:value-type="float">
            <text:p>0.498808198110563</text:p>
          </table:table-cell>
          <table:table-cell table:formula="of:=(1/[.A56])+(1-0.577)+[.B56]" office:value-type="float" office:value="0.939665340967706" calcext:value-type="float">
            <text:p>0.9396653409677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4*SQRT([.A57])-2)/[.A57]" office:value-type="float" office:value="0.494725223527772" calcext:value-type="float">
            <text:p>0.494725223527772</text:p>
          </table:table-cell>
          <table:table-cell table:formula="of:=(1/[.A57])+(1-0.577)+[.B57]" office:value-type="float" office:value="0.935269083176895" calcext:value-type="float">
            <text:p>0.9352690831768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4*SQRT([.A58])-2)/[.A58]" office:value-type="float" office:value="0.490742972818201" calcext:value-type="float">
            <text:p>0.490742972818201</text:p>
          </table:table-cell>
          <table:table-cell table:formula="of:=(1/[.A58])+(1-0.577)+[.B58]" office:value-type="float" office:value="0.930984352128545" calcext:value-type="float">
            <text:p>0.9309843521285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4*SQRT([.A59])-2)/[.A59]" office:value-type="float" office:value="0.48685733883855" calcext:value-type="float">
            <text:p>0.48685733883855</text:p>
          </table:table-cell>
          <table:table-cell table:formula="of:=(1/[.A59])+(1-0.577)+[.B59]" office:value-type="float" office:value="0.926806491380923" calcext:value-type="float">
            <text:p>0.926806491380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4*SQRT([.A60])-2)/[.A60]" office:value-type="float" office:value="0.483064446160989" calcext:value-type="float">
            <text:p>0.483064446160989</text:p>
          </table:table-cell>
          <table:table-cell table:formula="of:=(1/[.A60])+(1-0.577)+[.B60]" office:value-type="float" office:value="0.922731112827656" calcext:value-type="float">
            <text:p>0.9227311128276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4*SQRT([.A61])-2)/[.A61]" office:value-type="float" office:value="0.479360634485682" calcext:value-type="float">
            <text:p>0.479360634485682</text:p>
          </table:table-cell>
          <table:table-cell table:formula="of:=(1/[.A61])+(1-0.577)+[.B61]" office:value-type="float" office:value="0.918754077108633" calcext:value-type="float">
            <text:p>0.9187540771086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4*SQRT([.A62])-2)/[.A62]" office:value-type="float" office:value="0.475742443484633" calcext:value-type="float">
            <text:p>0.475742443484633</text:p>
          </table:table-cell>
          <table:table-cell table:formula="of:=(1/[.A62])+(1-0.577)+[.B62]" office:value-type="float" office:value="0.914871475742697" calcext:value-type="float">
            <text:p>0.9148714757426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4*SQRT([.A63])-2)/[.A63]" office:value-type="float" office:value="0.472206598932938" calcext:value-type="float">
            <text:p>0.472206598932938</text:p>
          </table:table-cell>
          <table:table-cell table:formula="of:=(1/[.A63])+(1-0.577)+[.B63]" office:value-type="float" office:value="0.911079614805954" calcext:value-type="float">
            <text:p>0.9110796148059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4*SQRT([.A64])-2)/[.A64]" office:value-type="float" office:value="0.46875" calcext:value-type="float">
            <text:p>0.46875</text:p>
          </table:table-cell>
          <table:table-cell table:formula="of:=(1/[.A64])+(1-0.577)+[.B64]" office:value-type="float" office:value="0.907375" calcext:value-type="float">
            <text:p>0.9073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4*SQRT([.A65])-2)/[.A65]" office:value-type="float" office:value="0.465369707587603" calcext:value-type="float">
            <text:p>0.465369707587603</text:p>
          </table:table-cell>
          <table:table-cell table:formula="of:=(1/[.A65])+(1-0.577)+[.B65]" office:value-type="float" office:value="0.903754322972218" calcext:value-type="float">
            <text:p>0.9037543229722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4*SQRT([.A66])-2)/[.A66]" office:value-type="float" office:value="0.462062933614301" calcext:value-type="float">
            <text:p>0.462062933614301</text:p>
          </table:table-cell>
          <table:table-cell table:formula="of:=(1/[.A66])+(1-0.577)+[.B66]" office:value-type="float" office:value="0.900214448765816" calcext:value-type="float">
            <text:p>0.9002144487658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4*SQRT([.A67])-2)/[.A67]" office:value-type="float" office:value="0.458827031156564" calcext:value-type="float">
            <text:p>0.458827031156564</text:p>
          </table:table-cell>
          <table:table-cell table:formula="of:=(1/[.A67])+(1-0.577)+[.B67]" office:value-type="float" office:value="0.896752404290893" calcext:value-type="float">
            <text:p>0.8967524042908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4*SQRT([.A68])-2)/[.A68]" office:value-type="float" office:value="0.455659485366784" calcext:value-type="float">
            <text:p>0.455659485366784</text:p>
          </table:table-cell>
          <table:table-cell table:formula="of:=(1/[.A68])+(1-0.577)+[.B68]" office:value-type="float" office:value="0.893365367719725" calcext:value-type="float">
            <text:p>0.8933653677197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4*SQRT([.A69])-2)/[.A69]" office:value-type="float" office:value="0.4525579050967" calcext:value-type="float">
            <text:p>0.4525579050967</text:p>
          </table:table-cell>
          <table:table-cell table:formula="of:=(1/[.A69])+(1-0.577)+[.B69]" office:value-type="float" office:value="0.890050658719888" calcext:value-type="float">
            <text:p>0.8900506587198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4*SQRT([.A70])-2)/[.A70]" office:value-type="float" office:value="0.449520015162329" calcext:value-type="float">
            <text:p>0.449520015162329</text:p>
          </table:table-cell>
          <table:table-cell table:formula="of:=(1/[.A70])+(1-0.577)+[.B70]" office:value-type="float" office:value="0.886805729448043" calcext:value-type="float">
            <text:p>0.8868057294480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4*SQRT([.A71])-2)/[.A71]" office:value-type="float" office:value="0.446543649193034" calcext:value-type="float">
            <text:p>0.446543649193034</text:p>
          </table:table-cell>
          <table:table-cell table:formula="of:=(1/[.A71])+(1-0.577)+[.B71]" office:value-type="float" office:value="0.883628156235288" calcext:value-type="float">
            <text:p>0.8836281562352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4*SQRT([.A72])-2)/[.A72]" office:value-type="float" office:value="0.443626743013254" calcext:value-type="float">
            <text:p>0.443626743013254</text:p>
          </table:table-cell>
          <table:table-cell table:formula="of:=(1/[.A72])+(1-0.577)+[.B72]" office:value-type="float" office:value="0.880515631902143" calcext:value-type="float">
            <text:p>0.880515631902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4*SQRT([.A73])-2)/[.A73]" office:value-type="float" office:value="0.44076732851055" calcext:value-type="float">
            <text:p>0.44076732851055</text:p>
          </table:table-cell>
          <table:table-cell table:formula="of:=(1/[.A73])+(1-0.577)+[.B73]" office:value-type="float" office:value="0.877465958647536" calcext:value-type="float">
            <text:p>0.8774659586475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4*SQRT([.A74])-2)/[.A74]" office:value-type="float" office:value="0.43796352794825" calcext:value-type="float">
            <text:p>0.43796352794825</text:p>
          </table:table-cell>
          <table:table-cell table:formula="of:=(1/[.A74])+(1-0.577)+[.B74]" office:value-type="float" office:value="0.874477041461764" calcext:value-type="float">
            <text:p>0.8744770414617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4*SQRT([.A75])-2)/[.A75]" office:value-type="float" office:value="0.435213548685034" calcext:value-type="float">
            <text:p>0.435213548685034</text:p>
          </table:table-cell>
          <table:table-cell table:formula="of:=(1/[.A75])+(1-0.577)+[.B75]" office:value-type="float" office:value="0.871546882018367" calcext:value-type="float">
            <text:p>0.8715468820183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4*SQRT([.A76])-2)/[.A76]" office:value-type="float" office:value="0.432515678267439" calcext:value-type="float">
            <text:p>0.432515678267439</text:p>
          </table:table-cell>
          <table:table-cell table:formula="of:=(1/[.A76])+(1-0.577)+[.B76]" office:value-type="float" office:value="0.868673573004281" calcext:value-type="float">
            <text:p>0.8686735730042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4*SQRT([.A77])-2)/[.A77]" office:value-type="float" office:value="0.429868279864526" calcext:value-type="float">
            <text:p>0.429868279864526</text:p>
          </table:table-cell>
          <table:table-cell table:formula="of:=(1/[.A77])+(1-0.577)+[.B77]" office:value-type="float" office:value="0.865855292851539" calcext:value-type="float">
            <text:p>0.8658552928515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4*SQRT([.A78])-2)/[.A78]" office:value-type="float" office:value="0.427269788016813" calcext:value-type="float">
            <text:p>0.427269788016813</text:p>
          </table:table-cell>
          <table:table-cell table:formula="of:=(1/[.A78])+(1-0.577)+[.B78]" office:value-type="float" office:value="0.863090300837326" calcext:value-type="float">
            <text:p>0.863090300837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4*SQRT([.A79])-2)/[.A79]" office:value-type="float" office:value="0.424718704674207" calcext:value-type="float">
            <text:p>0.424718704674207</text:p>
          </table:table-cell>
          <table:table-cell table:formula="of:=(1/[.A79])+(1-0.577)+[.B79]" office:value-type="float" office:value="0.860376932522308" calcext:value-type="float">
            <text:p>0.8603769325223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4*SQRT([.A80])-2)/[.A80]" office:value-type="float" office:value="0.422213595499958" calcext:value-type="float">
            <text:p>0.422213595499958</text:p>
          </table:table-cell>
          <table:table-cell table:formula="of:=(1/[.A80])+(1-0.577)+[.B80]" office:value-type="float" office:value="0.857713595499958" calcext:value-type="float">
            <text:p>0.8577135954999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4*SQRT([.A81])-2)/[.A81]" office:value-type="float" office:value="0.419753086419753" calcext:value-type="float">
            <text:p>0.419753086419753</text:p>
          </table:table-cell>
          <table:table-cell table:formula="of:=(1/[.A81])+(1-0.577)+[.B81]" office:value-type="float" office:value="0.855098765432099" calcext:value-type="float">
            <text:p>0.8550987654320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4*SQRT([.A82])-2)/[.A82]" office:value-type="float" office:value="0.417335860396947" calcext:value-type="float">
            <text:p>0.417335860396947</text:p>
          </table:table-cell>
          <table:table-cell table:formula="of:=(1/[.A82])+(1-0.577)+[.B82]" office:value-type="float" office:value="0.852530982348167" calcext:value-type="float">
            <text:p>0.8525309823481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4*SQRT([.A83])-2)/[.A83]" office:value-type="float" office:value="0.414960654416593" calcext:value-type="float">
            <text:p>0.414960654416593</text:p>
          </table:table-cell>
          <table:table-cell table:formula="of:=(1/[.A83])+(1-0.577)+[.B83]" office:value-type="float" office:value="0.850008847187677" calcext:value-type="float">
            <text:p>0.8500088471876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4*SQRT([.A84])-2)/[.A84]" office:value-type="float" office:value="0.412626256662461" calcext:value-type="float">
            <text:p>0.412626256662461</text:p>
          </table:table-cell>
          <table:table-cell table:formula="of:=(1/[.A84])+(1-0.577)+[.B84]" office:value-type="float" office:value="0.847531018567223" calcext:value-type="float">
            <text:p>0.8475310185672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4*SQRT([.A85])-2)/[.A85]" office:value-type="float" office:value="0.410331503872606" calcext:value-type="float">
            <text:p>0.410331503872606</text:p>
          </table:table-cell>
          <table:table-cell table:formula="of:=(1/[.A85])+(1-0.577)+[.B85]" office:value-type="float" office:value="0.845096209754959" calcext:value-type="float">
            <text:p>0.8450962097549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4*SQRT([.A86])-2)/[.A86]" office:value-type="float" office:value="0.408075278860265" calcext:value-type="float">
            <text:p>0.408075278860265</text:p>
          </table:table-cell>
          <table:table-cell table:formula="of:=(1/[.A86])+(1-0.577)+[.B86]" office:value-type="float" office:value="0.842703185837009" calcext:value-type="float">
            <text:p>0.8427031858370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4*SQRT([.A87])-2)/[.A87]" office:value-type="float" office:value="0.405856508187992" calcext:value-type="float">
            <text:p>0.405856508187992</text:p>
          </table:table-cell>
          <table:table-cell table:formula="of:=(1/[.A87])+(1-0.577)+[.B87]" office:value-type="float" office:value="0.840350761061555" calcext:value-type="float">
            <text:p>0.8403507610615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4*SQRT([.A88])-2)/[.A88]" office:value-type="float" office:value="0.403674159983948" calcext:value-type="float">
            <text:p>0.403674159983948</text:p>
          </table:table-cell>
          <table:table-cell table:formula="of:=(1/[.A88])+(1-0.577)+[.B88]" office:value-type="float" office:value="0.838037796347585" calcext:value-type="float">
            <text:p>0.8380377963475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4*SQRT([.A89])-2)/[.A89]" office:value-type="float" office:value="0.401527241890184" calcext:value-type="float">
            <text:p>0.401527241890184</text:p>
          </table:table-cell>
          <table:table-cell table:formula="of:=(1/[.A89])+(1-0.577)+[.B89]" office:value-type="float" office:value="0.835763196946364" calcext:value-type="float">
            <text:p>0.8357631969463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4*SQRT([.A90])-2)/[.A90]" office:value-type="float" office:value="0.399414799133562" calcext:value-type="float">
            <text:p>0.399414799133562</text:p>
          </table:table-cell>
          <table:table-cell table:formula="of:=(1/[.A90])+(1-0.577)+[.B90]" office:value-type="float" office:value="0.833525910244673" calcext:value-type="float">
            <text:p>0.8335259102446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4*SQRT([.A91])-2)/[.A91]" office:value-type="float" office:value="0.397335912710745" calcext:value-type="float">
            <text:p>0.397335912710745</text:p>
          </table:table-cell>
          <table:table-cell table:formula="of:=(1/[.A91])+(1-0.577)+[.B91]" office:value-type="float" office:value="0.831324923699756" calcext:value-type="float">
            <text:p>0.8313249236997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4*SQRT([.A92])-2)/[.A92]" office:value-type="float" office:value="0.395289697679367" calcext:value-type="float">
            <text:p>0.395289697679367</text:p>
          </table:table-cell>
          <table:table-cell table:formula="of:=(1/[.A92])+(1-0.577)+[.B92]" office:value-type="float" office:value="0.829159262896758" calcext:value-type="float">
            <text:p>0.8291592628967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4*SQRT([.A93])-2)/[.A93]" office:value-type="float" office:value="0.393275301548084" calcext:value-type="float">
            <text:p>0.393275301548084</text:p>
          </table:table-cell>
          <table:table-cell table:formula="of:=(1/[.A93])+(1-0.577)+[.B93]" office:value-type="float" office:value="0.827027989720127" calcext:value-type="float">
            <text:p>0.8270279897201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4*SQRT([.A94])-2)/[.A94]" office:value-type="float" office:value="0.391291902758836" calcext:value-type="float">
            <text:p>0.391291902758836</text:p>
          </table:table-cell>
          <table:table-cell table:formula="of:=(1/[.A94])+(1-0.577)+[.B94]" office:value-type="float" office:value="0.824930200631177" calcext:value-type="float">
            <text:p>0.8249302006311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4*SQRT([.A95])-2)/[.A95]" office:value-type="float" office:value="0.389338709255114" calcext:value-type="float">
            <text:p>0.389338709255114</text:p>
          </table:table-cell>
          <table:table-cell table:formula="of:=(1/[.A95])+(1-0.577)+[.B95]" office:value-type="float" office:value="0.822865025044588" calcext:value-type="float">
            <text:p>0.8228650250445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4*SQRT([.A96])-2)/[.A96]" office:value-type="float" office:value="0.38741495713053" calcext:value-type="float">
            <text:p>0.38741495713053</text:p>
          </table:table-cell>
          <table:table-cell table:formula="of:=(1/[.A96])+(1-0.577)+[.B96]" office:value-type="float" office:value="0.820831623797196" calcext:value-type="float">
            <text:p>0.8208316237971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4*SQRT([.A97])-2)/[.A97]" office:value-type="float" office:value="0.385519909352417" calcext:value-type="float">
            <text:p>0.385519909352417</text:p>
          </table:table-cell>
          <table:table-cell table:formula="of:=(1/[.A97])+(1-0.577)+[.B97]" office:value-type="float" office:value="0.818829187702932" calcext:value-type="float">
            <text:p>0.8188291877029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4*SQRT([.A98])-2)/[.A98]" office:value-type="float" office:value="0.383652854555578" calcext:value-type="float">
            <text:p>0.383652854555578</text:p>
          </table:table-cell>
          <table:table-cell table:formula="of:=(1/[.A98])+(1-0.577)+[.B98]" office:value-type="float" office:value="0.816856936188231" calcext:value-type="float">
            <text:p>0.8168569361882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4*SQRT([.A99])-2)/[.A99]" office:value-type="float" office:value="0.381813105901665" calcext:value-type="float">
            <text:p>0.381813105901665</text:p>
          </table:table-cell>
          <table:table-cell table:formula="of:=(1/[.A99])+(1-0.577)+[.B99]" office:value-type="float" office:value="0.814914116002675" calcext:value-type="float">
            <text:p>0.814914116002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4*SQRT([.A100])-2)/[.A100]" office:value-type="float" office:value="0.38" calcext:value-type="float">
            <text:p>0.38</text:p>
          </table:table-cell>
          <table:table-cell table:formula="of:=(1/[.A100])+(1-0.577)+[.B100]" office:value-type="float" office:value="0.813" calcext:value-type="float">
            <text:p>0.813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1-0.57722)*[.A1] - (2*[.A1]/(SQRT([.A1])-1)) + 1 - SQRT([.A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0.57722)*[.A2] - (2*[.A2]/(SQRT([.A2])-1)) + 1 - SQRT([.A2])" office:value-type="float" office:value="-9.22550781186547" calcext:value-type="float">
            <text:p>-9.22550781186547</text:p>
          </table:table-cell>
          <table:table-cell table:formula="of:=[.B2]/[.A2]" office:value-type="float" office:value="-4.61275390593274" calcext:value-type="float">
            <text:p>-4.61275390593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0.57722)*[.A3] - (2*[.A3]/(SQRT([.A3])-1)) + 1 - SQRT([.A3])" office:value-type="float" office:value="-7.65986323027551" calcext:value-type="float">
            <text:p>-7.65986323027551</text:p>
          </table:table-cell>
          <table:table-cell table:formula="of:=[.B3]/[.A3]" office:value-type="float" office:value="-2.55328774342517" calcext:value-type="float">
            <text:p>-2.5532877434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0.57722)*[.A4] - (2*[.A4]/(SQRT([.A4])-1)) + 1 - SQRT([.A4])" office:value-type="float" office:value="-7.30888" calcext:value-type="float">
            <text:p>-7.30888</text:p>
          </table:table-cell>
          <table:table-cell table:formula="of:=[.B4]/[.A4]" office:value-type="float" office:value="-1.82722" calcext:value-type="float">
            <text:p>-1.82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0.57722)*[.A5] - (2*[.A5]/(SQRT([.A5])-1)) + 1 - SQRT([.A5])" office:value-type="float" office:value="-7.21233792124926" calcext:value-type="float">
            <text:p>-7.21233792124926</text:p>
          </table:table-cell>
          <table:table-cell table:formula="of:=[.B5]/[.A5]" office:value-type="float" office:value="-1.44246758424985" calcext:value-type="float">
            <text:p>-1.44246758424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0.57722)*[.A6] - (2*[.A6]/(SQRT([.A6])-1)) + 1 - SQRT([.A6])" office:value-type="float" office:value="-7.19158512546281" calcext:value-type="float">
            <text:p>-7.19158512546281</text:p>
          </table:table-cell>
          <table:table-cell table:formula="of:=[.B6]/[.A6]" office:value-type="float" office:value="-1.19859752091047" calcext:value-type="float">
            <text:p>-1.19859752091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0.57722)*[.A7] - (2*[.A7]/(SQRT([.A7])-1)) + 1 - SQRT([.A7])" office:value-type="float" office:value="-7.1930443702153" calcext:value-type="float">
            <text:p>-7.1930443702153</text:p>
          </table:table-cell>
          <table:table-cell table:formula="of:=[.B7]/[.A7]" office:value-type="float" office:value="-1.02757776717361" calcext:value-type="float">
            <text:p>-1.02757776717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0.57722)*[.A8] - (2*[.A8]/(SQRT([.A8])-1)) + 1 - SQRT([.A8])" office:value-type="float" office:value="-7.19687769559462" calcext:value-type="float">
            <text:p>-7.19687769559462</text:p>
          </table:table-cell>
          <table:table-cell table:formula="of:=[.B8]/[.A8]" office:value-type="float" office:value="-0.899609711949328" calcext:value-type="float">
            <text:p>-0.899609711949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0.57722)*[.A9] - (2*[.A9]/(SQRT([.A9])-1)) + 1 - SQRT([.A9])" office:value-type="float" office:value="-7.19498" calcext:value-type="float">
            <text:p>-7.19498</text:p>
          </table:table-cell>
          <table:table-cell table:formula="of:=[.B9]/[.A9]" office:value-type="float" office:value="-0.799442222222222" calcext:value-type="float">
            <text:p>-0.79944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0.57722)*[.A10] - (2*[.A10]/(SQRT([.A10])-1)) + 1 - SQRT([.A10])" office:value-type="float" office:value="-7.18398357165367" calcext:value-type="float">
            <text:p>-7.18398357165367</text:p>
          </table:table-cell>
          <table:table-cell table:formula="of:=[.B10]/[.A10]" office:value-type="float" office:value="-0.718398357165367" calcext:value-type="float">
            <text:p>-0.718398357165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-0.57722)*[.A11] - (2*[.A11]/(SQRT([.A11])-1)) + 1 - SQRT([.A11])" office:value-type="float" office:value="-7.16261932913728" calcext:value-type="float">
            <text:p>-7.16261932913728</text:p>
          </table:table-cell>
          <table:table-cell table:formula="of:=[.B11]/[.A11]" office:value-type="float" office:value="-0.651147211739753" calcext:value-type="float">
            <text:p>-0.6511472117397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0.57722)*[.A12] - (2*[.A12]/(SQRT([.A12])-1)) + 1 - SQRT([.A12])" office:value-type="float" office:value="-7.13059968452922" calcext:value-type="float">
            <text:p>-7.13059968452922</text:p>
          </table:table-cell>
          <table:table-cell table:formula="of:=[.B12]/[.A12]" office:value-type="float" office:value="-0.594216640377435" calcext:value-type="float">
            <text:p>-0.5942166403774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-0.57722)*[.A13] - (2*[.A13]/(SQRT([.A13])-1)) + 1 - SQRT([.A13])" office:value-type="float" office:value="-7.08810570563597" calcext:value-type="float">
            <text:p>-7.08810570563597</text:p>
          </table:table-cell>
          <table:table-cell table:formula="of:=[.B13]/[.A13]" office:value-type="float" office:value="-0.545238900433536" calcext:value-type="float">
            <text:p>-0.5452389004335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0.57722)*[.A14] - (2*[.A14]/(SQRT([.A14])-1)) + 1 - SQRT([.A14])" office:value-type="float" office:value="-7.0355379121332" calcext:value-type="float">
            <text:p>-7.0355379121332</text:p>
          </table:table-cell>
          <table:table-cell table:formula="of:=[.B14]/[.A14]" office:value-type="float" office:value="-0.502538422295229" calcext:value-type="float">
            <text:p>-0.502538422295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-0.57722)*[.A15] - (2*[.A15]/(SQRT([.A15])-1)) + 1 - SQRT([.A15])" office:value-type="float" office:value="-6.97339051665188" calcext:value-type="float">
            <text:p>-6.97339051665188</text:p>
          </table:table-cell>
          <table:table-cell table:formula="of:=[.B15]/[.A15]" office:value-type="float" office:value="-0.464892701110125" calcext:value-type="float">
            <text:p>-0.464892701110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0.57722)*[.A16] - (2*[.A16]/(SQRT([.A16])-1)) + 1 - SQRT([.A16])" office:value-type="float" office:value="-6.90218666666667" calcext:value-type="float">
            <text:p>-6.90218666666667</text:p>
          </table:table-cell>
          <table:table-cell table:formula="of:=[.B16]/[.A16]" office:value-type="float" office:value="-0.431386666666667" calcext:value-type="float">
            <text:p>-0.43138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-0.57722)*[.A17] - (2*[.A17]/(SQRT([.A17])-1)) + 1 - SQRT([.A17])" office:value-type="float" office:value="-6.82244508005519" calcext:value-type="float">
            <text:p>-6.82244508005519</text:p>
          </table:table-cell>
          <table:table-cell table:formula="of:=[.B17]/[.A17]" office:value-type="float" office:value="-0.401320298826776" calcext:value-type="float">
            <text:p>-0.401320298826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0.57722)*[.A18] - (2*[.A18]/(SQRT([.A18])-1)) + 1 - SQRT([.A18])" office:value-type="float" office:value="-6.73466331866601" calcext:value-type="float">
            <text:p>-6.73466331866601</text:p>
          </table:table-cell>
          <table:table-cell table:formula="of:=[.B18]/[.A18]" office:value-type="float" office:value="-0.374147962148112" calcext:value-type="float">
            <text:p>-0.374147962148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-0.57722)*[.A19] - (2*[.A19]/(SQRT([.A19])-1)) + 1 - SQRT([.A19])" office:value-type="float" office:value="-6.63931004657098" calcext:value-type="float">
            <text:p>-6.63931004657098</text:p>
          </table:table-cell>
          <table:table-cell table:formula="of:=[.B19]/[.A19]" office:value-type="float" office:value="-0.349437370872157" calcext:value-type="float">
            <text:p>-0.349437370872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0.57722)*[.A20] - (2*[.A20]/(SQRT([.A20])-1)) + 1 - SQRT([.A20])" office:value-type="float" office:value="-6.53682217605133" calcext:value-type="float">
            <text:p>-6.53682217605133</text:p>
          </table:table-cell>
          <table:table-cell table:formula="of:=[.B20]/[.A20]" office:value-type="float" office:value="-0.326841108802566" calcext:value-type="float">
            <text:p>-0.326841108802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-0.57722)*[.A21] - (2*[.A21]/(SQRT([.A21])-1)) + 1 - SQRT([.A21])" office:value-type="float" office:value="-6.42760465436311" calcext:value-type="float">
            <text:p>-6.42760465436311</text:p>
          </table:table-cell>
          <table:table-cell table:formula="of:=[.B21]/[.A21]" office:value-type="float" office:value="-0.306076412112529" calcext:value-type="float">
            <text:p>-0.3060764121125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0.57722)*[.A22] - (2*[.A22]/(SQRT([.A22])-1)) + 1 - SQRT([.A22])" office:value-type="float" office:value="-6.31203163754871" calcext:value-type="float">
            <text:p>-6.31203163754871</text:p>
          </table:table-cell>
          <table:table-cell table:formula="of:=[.B22]/[.A22]" office:value-type="float" office:value="-0.286910528979487" calcext:value-type="float">
            <text:p>-0.2869105289794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-0.57722)*[.A23] - (2*[.A23]/(SQRT([.A23])-1)) + 1 - SQRT([.A23])" office:value-type="float" office:value="-6.19044834478477" calcext:value-type="float">
            <text:p>-6.19044834478477</text:p>
          </table:table-cell>
          <table:table-cell table:formula="of:=[.B23]/[.A23]" office:value-type="float" office:value="-0.26914992803412" calcext:value-type="float">
            <text:p>-0.269149928034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0.57722)*[.A24] - (2*[.A24]/(SQRT([.A24])-1)) + 1 - SQRT([.A24])" office:value-type="float" office:value="-6.06317319457441" calcext:value-type="float">
            <text:p>-6.06317319457441</text:p>
          </table:table-cell>
          <table:table-cell table:formula="of:=[.B24]/[.A24]" office:value-type="float" office:value="-0.2526322164406" calcext:value-type="float">
            <text:p>-0.2526322164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-0.57722)*[.A25] - (2*[.A25]/(SQRT([.A25])-1)) + 1 - SQRT([.A25])" office:value-type="float" office:value="-5.9305" calcext:value-type="float">
            <text:p>-5.9305</text:p>
          </table:table-cell>
          <table:table-cell table:formula="of:=[.B25]/[.A25]" office:value-type="float" office:value="-0.23722" calcext:value-type="float">
            <text:p>-0.237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-0.57722)*[.A26] - (2*[.A26]/(SQRT([.A26])-1)) + 1 - SQRT([.A26])" office:value-type="float" office:value="-5.79270010186578" calcext:value-type="float">
            <text:p>-5.79270010186578</text:p>
          </table:table-cell>
          <table:table-cell table:formula="of:=[.B26]/[.A26]" office:value-type="float" office:value="-0.222796157764068" calcext:value-type="float">
            <text:p>-0.2227961577640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-0.57722)*[.A27] - (2*[.A27]/(SQRT([.A27])-1)) + 1 - SQRT([.A27])" office:value-type="float" office:value="-5.65002437755887" calcext:value-type="float">
            <text:p>-5.65002437755887</text:p>
          </table:table-cell>
          <table:table-cell table:formula="of:=[.B27]/[.A27]" office:value-type="float" office:value="-0.20926016213181" calcext:value-type="float">
            <text:p>-0.209260162131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-0.57722)*[.A28] - (2*[.A28]/(SQRT([.A28])-1)) + 1 - SQRT([.A28])" office:value-type="float" office:value="-5.50270509765637" calcext:value-type="float">
            <text:p>-5.50270509765637</text:p>
          </table:table-cell>
          <table:table-cell table:formula="of:=[.B28]/[.A28]" office:value-type="float" office:value="-0.196525182059156" calcext:value-type="float">
            <text:p>-0.1965251820591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-0.57722)*[.A29] - (2*[.A29]/(SQRT([.A29])-1)) + 1 - SQRT([.A29])" office:value-type="float" office:value="-5.35095762191312" calcext:value-type="float">
            <text:p>-5.35095762191312</text:p>
          </table:table-cell>
          <table:table-cell table:formula="of:=[.B29]/[.A29]" office:value-type="float" office:value="-0.18451578006597" calcext:value-type="float">
            <text:p>-0.18451578006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-0.57722)*[.A30] - (2*[.A30]/(SQRT([.A30])-1)) + 1 - SQRT([.A30])" office:value-type="float" office:value="-5.19498193722751" calcext:value-type="float">
            <text:p>-5.19498193722751</text:p>
          </table:table-cell>
          <table:table-cell table:formula="of:=[.B30]/[.A30]" office:value-type="float" office:value="-0.17316606457425" calcext:value-type="float">
            <text:p>-0.17316606457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-0.57722)*[.A31] - (2*[.A31]/(SQRT([.A31])-1)) + 1 - SQRT([.A31])" office:value-type="float" office:value="-5.03496404601207" calcext:value-type="float">
            <text:p>-5.03496404601207</text:p>
          </table:table-cell>
          <table:table-cell table:formula="of:=[.B31]/[.A31]" office:value-type="float" office:value="-0.162418195032647" calcext:value-type="float">
            <text:p>-0.1624181950326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-0.57722)*[.A32] - (2*[.A32]/(SQRT([.A32])-1)) + 1 - SQRT([.A32])" office:value-type="float" office:value="-4.87107721618633" calcext:value-type="float">
            <text:p>-4.87107721618633</text:p>
          </table:table-cell>
          <table:table-cell table:formula="of:=[.B32]/[.A32]" office:value-type="float" office:value="-0.152221163005823" calcext:value-type="float">
            <text:p>-0.1522211630058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-0.57722)*[.A33] - (2*[.A33]/(SQRT([.A33])-1)) + 1 - SQRT([.A33])" office:value-type="float" office:value="-4.70348310502272" calcext:value-type="float">
            <text:p>-4.70348310502272</text:p>
          </table:table-cell>
          <table:table-cell table:formula="of:=[.B33]/[.A33]" office:value-type="float" office:value="-0.142529791061294" calcext:value-type="float">
            <text:p>-0.1425297910612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-0.57722)*[.A34] - (2*[.A34]/(SQRT([.A34])-1)) + 1 - SQRT([.A34])" office:value-type="float" office:value="-4.53233276907198" calcext:value-type="float">
            <text:p>-4.53233276907198</text:p>
          </table:table-cell>
          <table:table-cell table:formula="of:=[.B34]/[.A34]" office:value-type="float" office:value="-0.133303904972705" calcext:value-type="float">
            <text:p>-0.1333039049727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-0.57722)*[.A35] - (2*[.A35]/(SQRT([.A35])-1)) + 1 - SQRT([.A35])" office:value-type="float" office:value="-4.35776757183412" calcext:value-type="float">
            <text:p>-4.35776757183412</text:p>
          </table:table-cell>
          <table:table-cell table:formula="of:=[.B35]/[.A35]" office:value-type="float" office:value="-0.124507644909546" calcext:value-type="float">
            <text:p>-0.1245076449095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-0.57722)*[.A36] - (2*[.A36]/(SQRT([.A36])-1)) + 1 - SQRT([.A36])" office:value-type="float" office:value="-4.17992" calcext:value-type="float">
            <text:p>-4.17992</text:p>
          </table:table-cell>
          <table:table-cell table:formula="of:=[.B36]/[.A36]" office:value-type="float" office:value="-0.116108888888889" calcext:value-type="float">
            <text:p>-0.116108888888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-0.57722)*[.A37] - (2*[.A37]/(SQRT([.A37])-1)) + 1 - SQRT([.A37])" office:value-type="float" office:value="-3.99891439813345" calcext:value-type="float">
            <text:p>-3.99891439813345</text:p>
          </table:table-cell>
          <table:table-cell table:formula="of:=[.B37]/[.A37]" office:value-type="float" office:value="-0.10807876751712" calcext:value-type="float">
            <text:p>-0.10807876751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-0.57722)*[.A38] - (2*[.A38]/(SQRT([.A38])-1)) + 1 - SQRT([.A38])" office:value-type="float" office:value="-3.81486763068904" calcext:value-type="float">
            <text:p>-3.81486763068904</text:p>
          </table:table-cell>
          <table:table-cell table:formula="of:=[.B38]/[.A38]" office:value-type="float" office:value="-0.100391253439185" calcext:value-type="float">
            <text:p>-0.1003912534391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-0.57722)*[.A39] - (2*[.A39]/(SQRT([.A39])-1)) + 1 - SQRT([.A39])" office:value-type="float" office:value="-3.62788967932143" calcext:value-type="float">
            <text:p>-3.62788967932143</text:p>
          </table:table-cell>
          <table:table-cell table:formula="of:=[.B39]/[.A39]" office:value-type="float" office:value="-0.093022812290293" calcext:value-type="float">
            <text:p>-0.0930228122902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-0.57722)*[.A40] - (2*[.A40]/(SQRT([.A40])-1)) + 1 - SQRT([.A40])" office:value-type="float" office:value="-3.43808418256601" calcext:value-type="float">
            <text:p>-3.43808418256601</text:p>
          </table:table-cell>
          <table:table-cell table:formula="of:=[.B40]/[.A40]" office:value-type="float" office:value="-0.0859521045641502" calcext:value-type="float">
            <text:p>-0.085952104564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-0.57722)*[.A41] - (2*[.A41]/(SQRT([.A41])-1)) + 1 - SQRT([.A41])" office:value-type="float" office:value="-3.24554892417019" calcext:value-type="float">
            <text:p>-3.24554892417019</text:p>
          </table:table-cell>
          <table:table-cell table:formula="of:=[.B41]/[.A41]" office:value-type="float" office:value="-0.0791597298578096" calcext:value-type="float">
            <text:p>-0.079159729857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-0.57722)*[.A42] - (2*[.A42]/(SQRT([.A42])-1)) + 1 - SQRT([.A42])" office:value-type="float" office:value="-3.05037627563372" calcext:value-type="float">
            <text:p>-3.05037627563372</text:p>
          </table:table-cell>
          <table:table-cell table:formula="of:=[.B42]/[.A42]" office:value-type="float" office:value="-0.0726280065627077" calcext:value-type="float">
            <text:p>-0.0726280065627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-0.57722)*[.A43] - (2*[.A43]/(SQRT([.A43])-1)) + 1 - SQRT([.A43])" office:value-type="float" office:value="-2.85265359787277" calcext:value-type="float">
            <text:p>-2.85265359787277</text:p>
          </table:table-cell>
          <table:table-cell table:formula="of:=[.B43]/[.A43]" office:value-type="float" office:value="-0.0663407813458783" calcext:value-type="float">
            <text:p>-0.0663407813458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-0.57722)*[.A44] - (2*[.A44]/(SQRT([.A44])-1)) + 1 - SQRT([.A44])" office:value-type="float" office:value="-2.65246360635151" calcext:value-type="float">
            <text:p>-2.65246360635151</text:p>
          </table:table-cell>
          <table:table-cell table:formula="of:=[.B44]/[.A44]" office:value-type="float" office:value="-0.0602832637807161" calcext:value-type="float">
            <text:p>-0.0602832637807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-0.57722)*[.A45] - (2*[.A45]/(SQRT([.A45])-1)) + 1 - SQRT([.A45])" office:value-type="float" office:value="-2.44988470352081" calcext:value-type="float">
            <text:p>-2.44988470352081</text:p>
          </table:table-cell>
          <table:table-cell table:formula="of:=[.B45]/[.A45]" office:value-type="float" office:value="-0.0544418823004624" calcext:value-type="float">
            <text:p>-0.0544418823004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-0.57722)*[.A46] - (2*[.A46]/(SQRT([.A46])-1)) + 1 - SQRT([.A46])" office:value-type="float" office:value="-2.24499128195915" calcext:value-type="float">
            <text:p>-2.24499128195915</text:p>
          </table:table-cell>
          <table:table-cell table:formula="of:=[.B46]/[.A46]" office:value-type="float" office:value="-0.0488041583034598" calcext:value-type="float">
            <text:p>-0.048804158303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-0.57722)*[.A47] - (2*[.A47]/(SQRT([.A47])-1)) + 1 - SQRT([.A47])" office:value-type="float" office:value="-2.03785400122057" calcext:value-type="float">
            <text:p>-2.03785400122057</text:p>
          </table:table-cell>
          <table:table-cell table:formula="of:=[.B47]/[.A47]" office:value-type="float" office:value="-0.0433585957706505" calcext:value-type="float">
            <text:p>-0.0433585957706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-0.57722)*[.A48] - (2*[.A48]/(SQRT([.A48])-1)) + 1 - SQRT([.A48])" office:value-type="float" office:value="-1.82854004105102" calcext:value-type="float">
            <text:p>-1.82854004105102</text:p>
          </table:table-cell>
          <table:table-cell table:formula="of:=[.B48]/[.A48]" office:value-type="float" office:value="-0.038094584188563" calcext:value-type="float">
            <text:p>-0.0380945841885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-0.57722)*[.A49] - (2*[.A49]/(SQRT([.A49])-1)) + 1 - SQRT([.A49])" office:value-type="float" office:value="-1.61711333333334" calcext:value-type="float">
            <text:p>-1.61711333333334</text:p>
          </table:table-cell>
          <table:table-cell table:formula="of:=[.B49]/[.A49]" office:value-type="float" office:value="-0.0330023129251701" calcext:value-type="float">
            <text:p>-0.033002312925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-0.57722)*[.A50] - (2*[.A50]/(SQRT([.A50])-1)) + 1 - SQRT([.A50])" office:value-type="float" office:value="-1.40363477485624" calcext:value-type="float">
            <text:p>-1.40363477485624</text:p>
          </table:table-cell>
          <table:table-cell table:formula="of:=[.B50]/[.A50]" office:value-type="float" office:value="-0.0280726954971249" calcext:value-type="float">
            <text:p>-0.028072695497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-0.57722)*[.A51] - (2*[.A51]/(SQRT([.A51])-1)) + 1 - SQRT([.A51])" office:value-type="float" office:value="-1.18816242277027" calcext:value-type="float">
            <text:p>-1.18816242277027</text:p>
          </table:table-cell>
          <table:table-cell table:formula="of:=[.B51]/[.A51]" office:value-type="float" office:value="-0.0232973024072601" calcext:value-type="float">
            <text:p>-0.023297302407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-0.57722)*[.A52] - (2*[.A52]/(SQRT([.A52])-1)) + 1 - SQRT([.A52])" office:value-type="float" office:value="-0.97075167438896" calcext:value-type="float">
            <text:p>-0.97075167438896</text:p>
          </table:table-cell>
          <table:table-cell table:formula="of:=[.B52]/[.A52]" office:value-type="float" office:value="-0.0186683014305569" calcext:value-type="float">
            <text:p>-0.0186683014305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-0.57722)*[.A53] - (2*[.A53]/(SQRT([.A53])-1)) + 1 - SQRT([.A53])" office:value-type="float" office:value="-0.751455432813885" calcext:value-type="float">
            <text:p>-0.751455432813885</text:p>
          </table:table-cell>
          <table:table-cell table:formula="of:=[.B53]/[.A53]" office:value-type="float" office:value="-0.0141784043927148" calcext:value-type="float">
            <text:p>-0.0141784043927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-0.57722)*[.A54] - (2*[.A54]/(SQRT([.A54])-1)) + 1 - SQRT([.A54])" office:value-type="float" office:value="-0.530324259703304" calcext:value-type="float">
            <text:p>-0.530324259703304</text:p>
          </table:table-cell>
          <table:table-cell table:formula="of:=[.B54]/[.A54]" office:value-type="float" office:value="-0.00982081962413527" calcext:value-type="float">
            <text:p>-0.009820819624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-0.57722)*[.A55] - (2*[.A55]/(SQRT([.A55])-1)) + 1 - SQRT([.A55])" office:value-type="float" office:value="-0.307406516364608" calcext:value-type="float">
            <text:p>-0.307406516364608</text:p>
          </table:table-cell>
          <table:table-cell table:formula="of:=[.B55]/[.A55]" office:value-type="float" office:value="-0.00558920938844742" calcext:value-type="float">
            <text:p>-0.0055892093884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-0.57722)*[.A56] - (2*[.A56]/(SQRT([.A56])-1)) + 1 - SQRT([.A56])" office:value-type="float" office:value="-0.0827484942272116" calcext:value-type="float">
            <text:p>-0.082748494227212</text:p>
          </table:table-cell>
          <table:table-cell table:formula="of:=[.B56]/[.A56]" office:value-type="float" office:value="-0.00147765168262878" calcext:value-type="float">
            <text:p>-0.001477651682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-0.57722)*[.A57] - (2*[.A57]/(SQRT([.A57])-1)) + 1 - SQRT([.A57])" office:value-type="float" office:value="0.14360546435665" calcext:value-type="float">
            <text:p>0.14360546435665</text:p>
          </table:table-cell>
          <table:table-cell table:formula="of:=[.B57]/[.A57]" office:value-type="float" office:value="0.00251939411152018" calcext:value-type="float">
            <text:p>0.002519394111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-0.57722)*[.A58] - (2*[.A58]/(SQRT([.A58])-1)) + 1 - SQRT([.A58])" office:value-type="float" office:value="0.371612854132344" calcext:value-type="float">
            <text:p>0.371612854132344</text:p>
          </table:table-cell>
          <table:table-cell table:formula="of:=[.B58]/[.A58]" office:value-type="float" office:value="0.00640711817469559" calcext:value-type="float">
            <text:p>0.0064071181746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-0.57722)*[.A59] - (2*[.A59]/(SQRT([.A59])-1)) + 1 - SQRT([.A59])" office:value-type="float" office:value="0.601232903019391" calcext:value-type="float">
            <text:p>0.601232903019391</text:p>
          </table:table-cell>
          <table:table-cell table:formula="of:=[.B59]/[.A59]" office:value-type="float" office:value="0.0101903881867693" calcext:value-type="float">
            <text:p>0.0101903881867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-0.57722)*[.A60] - (2*[.A60]/(SQRT([.A60])-1)) + 1 - SQRT([.A60])" office:value-type="float" office:value="0.832426475554994" calcext:value-type="float">
            <text:p>0.832426475554994</text:p>
          </table:table-cell>
          <table:table-cell table:formula="of:=[.B60]/[.A60]" office:value-type="float" office:value="0.0138737745925832" calcext:value-type="float">
            <text:p>0.0138737745925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-0.57722)*[.A61] - (2*[.A61]/(SQRT([.A61])-1)) + 1 - SQRT([.A61])" office:value-type="float" office:value="1.06515598308314" calcext:value-type="float">
            <text:p>1.06515598308314</text:p>
          </table:table-cell>
          <table:table-cell table:formula="of:=[.B61]/[.A61]" office:value-type="float" office:value="0.0174615734931663" calcext:value-type="float">
            <text:p>0.017461573493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-0.57722)*[.A62] - (2*[.A62]/(SQRT([.A62])-1)) + 1 - SQRT([.A62])" office:value-type="float" office:value="1.29938530012811" calcext:value-type="float">
            <text:p>1.29938530012811</text:p>
          </table:table-cell>
          <table:table-cell table:formula="of:=[.B62]/[.A62]" office:value-type="float" office:value="0.0209578274214211" calcext:value-type="float">
            <text:p>0.0209578274214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-0.57722)*[.A63] - (2*[.A63]/(SQRT([.A63])-1)) + 1 - SQRT([.A63])" office:value-type="float" office:value="1.53507968644469" calcext:value-type="float">
            <text:p>1.53507968644469</text:p>
          </table:table-cell>
          <table:table-cell table:formula="of:=[.B63]/[.A63]" office:value-type="float" office:value="0.0243663442292808" calcext:value-type="float">
            <text:p>0.0243663442292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-0.57722)*[.A64] - (2*[.A64]/(SQRT([.A64])-1)) + 1 - SQRT([.A64])" office:value-type="float" office:value="1.77220571428571" calcext:value-type="float">
            <text:p>1.77220571428571</text:p>
          </table:table-cell>
          <table:table-cell table:formula="of:=[.B64]/[.A64]" office:value-type="float" office:value="0.0276907142857142" calcext:value-type="float">
            <text:p>0.0276907142857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-0.57722)*[.A65] - (2*[.A65]/(SQRT([.A65])-1)) + 1 - SQRT([.A65])" office:value-type="float" office:value="2.01073120047002" calcext:value-type="float">
            <text:p>2.01073120047002</text:p>
          </table:table-cell>
          <table:table-cell table:formula="of:=[.B65]/[.A65]" office:value-type="float" office:value="0.0309343261610772" calcext:value-type="float">
            <text:p>0.0309343261610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-0.57722)*[.A66] - (2*[.A66]/(SQRT([.A66])-1)) + 1 - SQRT([.A66])" office:value-type="float" office:value="2.25062514287255" calcext:value-type="float">
            <text:p>2.25062514287255</text:p>
          </table:table-cell>
          <table:table-cell table:formula="of:=[.B66]/[.A66]" office:value-type="float" office:value="0.0341003809526143" calcext:value-type="float">
            <text:p>0.0341003809526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-0.57722)*[.A67] - (2*[.A67]/(SQRT([.A67])-1)) + 1 - SQRT([.A67])" office:value-type="float" office:value="2.49185766099257" calcext:value-type="float">
            <text:p>2.49185766099257</text:p>
          </table:table-cell>
          <table:table-cell table:formula="of:=[.B67]/[.A67]" office:value-type="float" office:value="0.0371919053879488" calcext:value-type="float">
            <text:p>0.0371919053879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-0.57722)*[.A68] - (2*[.A68]/(SQRT([.A68])-1)) + 1 - SQRT([.A68])" office:value-type="float" office:value="2.73439994028701" calcext:value-type="float">
            <text:p>2.73439994028701</text:p>
          </table:table-cell>
          <table:table-cell table:formula="of:=[.B68]/[.A68]" office:value-type="float" office:value="0.0402117638277501" calcext:value-type="float">
            <text:p>0.04021176382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-0.57722)*[.A69] - (2*[.A69]/(SQRT([.A69])-1)) + 1 - SQRT([.A69])" office:value-type="float" office:value="2.97822417998348" calcext:value-type="float">
            <text:p>2.97822417998348</text:p>
          </table:table-cell>
          <table:table-cell table:formula="of:=[.B69]/[.A69]" office:value-type="float" office:value="0.0431626692751228" calcext:value-type="float">
            <text:p>0.0431626692751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-0.57722)*[.A70] - (2*[.A70]/(SQRT([.A70])-1)) + 1 - SQRT([.A70])" office:value-type="float" office:value="3.22330354411278" calcext:value-type="float">
            <text:p>3.22330354411278</text:p>
          </table:table-cell>
          <table:table-cell table:formula="of:=[.B70]/[.A70]" office:value-type="float" office:value="0.0460471934873254" calcext:value-type="float">
            <text:p>0.046047193487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-0.57722)*[.A71] - (2*[.A71]/(SQRT([.A71])-1)) + 1 - SQRT([.A71])" office:value-type="float" office:value="3.46961211552302" calcext:value-type="float">
            <text:p>3.46961211552302</text:p>
          </table:table-cell>
          <table:table-cell table:formula="of:=[.B71]/[.A71]" office:value-type="float" office:value="0.0488677762749722" calcext:value-type="float">
            <text:p>0.0488677762749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-0.57722)*[.A72] - (2*[.A72]/(SQRT([.A72])-1)) + 1 - SQRT([.A72])" office:value-type="float" office:value="3.71712485265784" calcext:value-type="float">
            <text:p>3.71712485265784</text:p>
          </table:table-cell>
          <table:table-cell table:formula="of:=[.B72]/[.A72]" office:value-type="float" office:value="0.0516267340646923" calcext:value-type="float">
            <text:p>0.0516267340646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-0.57722)*[.A73] - (2*[.A73]/(SQRT([.A73])-1)) + 1 - SQRT([.A73])" office:value-type="float" office:value="3.96581754889969" calcext:value-type="float">
            <text:p>3.96581754889969</text:p>
          </table:table-cell>
          <table:table-cell table:formula="of:=[.B73]/[.A73]" office:value-type="float" office:value="0.0543262677931465" calcext:value-type="float">
            <text:p>0.0543262677931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-0.57722)*[.A74] - (2*[.A74]/(SQRT([.A74])-1)) + 1 - SQRT([.A74])" office:value-type="float" office:value="4.2156667942956" calcext:value-type="float">
            <text:p>4.2156667942956</text:p>
          </table:table-cell>
          <table:table-cell table:formula="of:=[.B74]/[.A74]" office:value-type="float" office:value="0.0569684701931838" calcext:value-type="float">
            <text:p>0.0569684701931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-0.57722)*[.A75] - (2*[.A75]/(SQRT([.A75])-1)) + 1 - SQRT([.A75])" office:value-type="float" office:value="4.46664993949807" calcext:value-type="float">
            <text:p>4.46664993949807</text:p>
          </table:table-cell>
          <table:table-cell table:formula="of:=[.B75]/[.A75]" office:value-type="float" office:value="0.0595553325266409" calcext:value-type="float">
            <text:p>0.0595553325266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-0.57722)*[.A76] - (2*[.A76]/(SQRT([.A76])-1)) + 1 - SQRT([.A76])" office:value-type="float" office:value="4.71874506176712" calcext:value-type="float">
            <text:p>4.71874506176712</text:p>
          </table:table-cell>
          <table:table-cell table:formula="of:=[.B76]/[.A76]" office:value-type="float" office:value="0.0620887508127253" calcext:value-type="float">
            <text:p>0.0620887508127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-0.57722)*[.A77] - (2*[.A77]/(SQRT([.A77])-1)) + 1 - SQRT([.A77])" office:value-type="float" office:value="4.97193093289225" calcext:value-type="float">
            <text:p>4.97193093289225</text:p>
          </table:table-cell>
          <table:table-cell table:formula="of:=[.B77]/[.A77]" office:value-type="float" office:value="0.0645705315960033" calcext:value-type="float">
            <text:p>0.064570531596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-0.57722)*[.A78] - (2*[.A78]/(SQRT([.A78])-1)) + 1 - SQRT([.A78])" office:value-type="float" office:value="5.22618698890404" calcext:value-type="float">
            <text:p>5.22618698890404</text:p>
          </table:table-cell>
          <table:table-cell table:formula="of:=[.B78]/[.A78]" office:value-type="float" office:value="0.0670023972936416" calcext:value-type="float">
            <text:p>0.0670023972936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-0.57722)*[.A79] - (2*[.A79]/(SQRT([.A79])-1)) + 1 - SQRT([.A79])" office:value-type="float" office:value="5.48149330145539" calcext:value-type="float">
            <text:p>5.48149330145539</text:p>
          </table:table-cell>
          <table:table-cell table:formula="of:=[.B79]/[.A79]" office:value-type="float" office:value="0.0693859911576632" calcext:value-type="float">
            <text:p>0.0693859911576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-0.57722)*[.A80] - (2*[.A80]/(SQRT([.A80])-1)) + 1 - SQRT([.A80])" office:value-type="float" office:value="5.73783055076203" calcext:value-type="float">
            <text:p>5.73783055076203</text:p>
          </table:table-cell>
          <table:table-cell table:formula="of:=[.B80]/[.A80]" office:value-type="float" office:value="0.0717228818845254" calcext:value-type="float">
            <text:p>0.0717228818845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-0.57722)*[.A81] - (2*[.A81]/(SQRT([.A81])-1)) + 1 - SQRT([.A81])" office:value-type="float" office:value="5.99518" calcext:value-type="float">
            <text:p>5.99518</text:p>
          </table:table-cell>
          <table:table-cell table:formula="of:=[.B81]/[.A81]" office:value-type="float" office:value="0.0740145679012345" calcext:value-type="float">
            <text:p>0.0740145679012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-0.57722)*[.A82] - (2*[.A82]/(SQRT([.A82])-1)) + 1 - SQRT([.A82])" office:value-type="float" office:value="6.25352347106583" calcext:value-type="float">
            <text:p>6.25352347106583</text:p>
          </table:table-cell>
          <table:table-cell table:formula="of:=[.B82]/[.A82]" office:value-type="float" office:value="0.0762624813544614" calcext:value-type="float">
            <text:p>0.0762624813544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-0.57722)*[.A83] - (2*[.A83]/(SQRT([.A83])-1)) + 1 - SQRT([.A83])" office:value-type="float" office:value="6.51284332161236" calcext:value-type="float">
            <text:p>6.51284332161236</text:p>
          </table:table-cell>
          <table:table-cell table:formula="of:=[.B83]/[.A83]" office:value-type="float" office:value="0.078467991826655" calcext:value-type="float">
            <text:p>0.078467991826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-0.57722)*[.A84] - (2*[.A84]/(SQRT([.A84])-1)) + 1 - SQRT([.A84])" office:value-type="float" office:value="6.77312242327913" calcext:value-type="float">
            <text:p>6.77312242327913</text:p>
          </table:table-cell>
          <table:table-cell table:formula="of:=[.B84]/[.A84]" office:value-type="float" office:value="0.080632409800942" calcext:value-type="float">
            <text:p>0.0806324098009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-0.57722)*[.A85] - (2*[.A85]/(SQRT([.A85])-1)) + 1 - SQRT([.A85])" office:value-type="float" office:value="7.03434414104293" calcext:value-type="float">
            <text:p>7.03434414104293</text:p>
          </table:table-cell>
          <table:table-cell table:formula="of:=[.B85]/[.A85]" office:value-type="float" office:value="0.0827569898946227" calcext:value-type="float">
            <text:p>0.0827569898946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-0.57722)*[.A86] - (2*[.A86]/(SQRT([.A86])-1)) + 1 - SQRT([.A86])" office:value-type="float" office:value="7.29649231361886" calcext:value-type="float">
            <text:p>7.29649231361886</text:p>
          </table:table-cell>
          <table:table-cell table:formula="of:=[.B86]/[.A86]" office:value-type="float" office:value="0.0848429338792891" calcext:value-type="float">
            <text:p>0.0848429338792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-0.57722)*[.A87] - (2*[.A87]/(SQRT([.A87])-1)) + 1 - SQRT([.A87])" office:value-type="float" office:value="7.55955123484776" calcext:value-type="float">
            <text:p>7.55955123484776</text:p>
          </table:table-cell>
          <table:table-cell table:formula="of:=[.B87]/[.A87]" office:value-type="float" office:value="0.0868913935039973" calcext:value-type="float">
            <text:p>0.0868913935039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-0.57722)*[.A88] - (2*[.A88]/(SQRT([.A88])-1)) + 1 - SQRT([.A88])" office:value-type="float" office:value="7.82350563601007" calcext:value-type="float">
            <text:p>7.82350563601007</text:p>
          </table:table-cell>
          <table:table-cell table:formula="of:=[.B88]/[.A88]" office:value-type="float" office:value="0.088903473136478" calcext:value-type="float">
            <text:p>0.0889034731364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-0.57722)*[.A89] - (2*[.A89]/(SQRT([.A89])-1)) + 1 - SQRT([.A89])" office:value-type="float" office:value="8.08834066901071" calcext:value-type="float">
            <text:p>8.08834066901071</text:p>
          </table:table-cell>
          <table:table-cell table:formula="of:=[.B89]/[.A89]" office:value-type="float" office:value="0.0908802322360754" calcext:value-type="float">
            <text:p>0.0908802322360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-0.57722)*[.A90] - (2*[.A90]/(SQRT([.A90])-1)) + 1 - SQRT([.A90])" office:value-type="float" office:value="8.35404189038334" calcext:value-type="float">
            <text:p>8.35404189038334</text:p>
          </table:table-cell>
          <table:table-cell table:formula="of:=[.B90]/[.A90]" office:value-type="float" office:value="0.092822687670926" calcext:value-type="float">
            <text:p>0.0928226876709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-0.57722)*[.A91] - (2*[.A91]/(SQRT([.A91])-1)) + 1 - SQRT([.A91])" office:value-type="float" office:value="8.62059524606564" calcext:value-type="float">
            <text:p>8.62059524606564</text:p>
          </table:table-cell>
          <table:table-cell table:formula="of:=[.B91]/[.A91]" office:value-type="float" office:value="0.0947318158908312" calcext:value-type="float">
            <text:p>0.0947318158908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-0.57722)*[.A92] - (2*[.A92]/(SQRT([.A92])-1)) + 1 - SQRT([.A92])" office:value-type="float" office:value="8.88798705690114" calcext:value-type="float">
            <text:p>8.88798705690114</text:p>
          </table:table-cell>
          <table:table-cell table:formula="of:=[.B92]/[.A92]" office:value-type="float" office:value="0.0966085549663167" calcext:value-type="float">
            <text:p>0.0966085549663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-0.57722)*[.A93] - (2*[.A93]/(SQRT([.A93])-1)) + 1 - SQRT([.A93])" office:value-type="float" office:value="9.15620400482563" calcext:value-type="float">
            <text:p>9.15620400482563</text:p>
          </table:table-cell>
          <table:table-cell table:formula="of:=[.B93]/[.A93]" office:value-type="float" office:value="0.0984538065035014" calcext:value-type="float">
            <text:p>0.0984538065035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-0.57722)*[.A94] - (2*[.A94]/(SQRT([.A94])-1)) + 1 - SQRT([.A94])" office:value-type="float" office:value="9.42523311969917" calcext:value-type="float">
            <text:p>9.42523311969917</text:p>
          </table:table-cell>
          <table:table-cell table:formula="of:=[.B94]/[.A94]" office:value-type="float" office:value="0.100268437443608" calcext:value-type="float">
            <text:p>0.1002684374436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-0.57722)*[.A95] - (2*[.A95]/(SQRT([.A95])-1)) + 1 - SQRT([.A95])" office:value-type="float" office:value="9.69506176674737" calcext:value-type="float">
            <text:p>9.69506176674737</text:p>
          </table:table-cell>
          <table:table-cell table:formula="of:=[.B95]/[.A95]" office:value-type="float" office:value="0.102053281755236" calcext:value-type="float">
            <text:p>0.1020532817552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-0.57722)*[.A96] - (2*[.A96]/(SQRT([.A96])-1)) + 1 - SQRT([.A96])" office:value-type="float" office:value="9.96567763457801" calcext:value-type="float">
            <text:p>9.96567763457801</text:p>
          </table:table-cell>
          <table:table-cell table:formula="of:=[.B96]/[.A96]" office:value-type="float" office:value="0.103809142026854" calcext:value-type="float">
            <text:p>0.1038091420268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-0.57722)*[.A97] - (2*[.A97]/(SQRT([.A97])-1)) + 1 - SQRT([.A97])" office:value-type="float" office:value="10.2370687237409" calcext:value-type="float">
            <text:p>10.2370687237409</text:p>
          </table:table-cell>
          <table:table-cell table:formula="of:=[.B97]/[.A97]" office:value-type="float" office:value="0.105536790966401" calcext:value-type="float">
            <text:p>0.1055367909664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-0.57722)*[.A98] - (2*[.A98]/(SQRT([.A98])-1)) + 1 - SQRT([.A98])" office:value-type="float" office:value="10.5092233358019" calcext:value-type="float">
            <text:p>10.5092233358019</text:p>
          </table:table-cell>
          <table:table-cell table:formula="of:=[.B98]/[.A98]" office:value-type="float" office:value="0.107236972814305" calcext:value-type="float">
            <text:p>0.1072369728143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-0.57722)*[.A99] - (2*[.A99]/(SQRT([.A99])-1)) + 1 - SQRT([.A99])" office:value-type="float" office:value="10.7821300629021" calcext:value-type="float">
            <text:p>10.7821300629021</text:p>
          </table:table-cell>
          <table:table-cell table:formula="of:=[.B99]/[.A99]" office:value-type="float" office:value="0.108910404675779" calcext:value-type="float">
            <text:p>0.1089104046757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0.57722)*[.A100] - (2*[.A100]/(SQRT([.A100])-1)) + 1 - SQRT([.A100])" office:value-type="float" office:value="11.0557777777778" calcext:value-type="float">
            <text:p>11.0557777777778</text:p>
          </table:table-cell>
          <table:table-cell table:formula="of:=[.B100]/[.A100]" office:value-type="float" office:value="0.110557777777778" calcext:value-type="float">
            <text:p>0.1105577777777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1-0.57722)*[.A102] - 5*SQRT([.A102]) -2*FLOOR(SQRT([.A102])) + 1" office:value-type="float" office:value="43.1849828220178" calcext:value-type="float">
            <text:p>43.1849828220178</text:p>
          </table:table-cell>
          <table:table-cell table:formula="of:=[.B102]/[.A102]" office:value-type="float" office:value="0.095966628493373" calcext:value-type="float">
            <text:p>0.09596662849337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0.57722)*[.A106] - (2*[.A106]/(SQRT([.A106])-1)) + 1 - SQRT([.A106])" office:value-type="float" office:value="11.0557777777778" calcext:value-type="float">
            <text:p>11.0557777777778</text:p>
          </table:table-cell>
          <table:table-cell table:formula="of:=[.B106]/[.A106]" office:value-type="float" office:value="0.110557777777778" calcext:value-type="float">
            <text:p>0.1105577777777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1-0.57722)*[.A108] - (2*[.A108]/(SQRT([.A108])-1)) + 1 - SQRT([.A108])" office:value-type="float" office:value="3926.7797979798" calcext:value-type="float">
            <text:p>3926.7797979798</text:p>
          </table:table-cell>
          <table:table-cell table:formula="of:=[.B108]/[.A108]" office:value-type="float" office:value="0.39267797979798" calcext:value-type="float">
            <text:p>0.39267797979798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1-0.57722)*[.A1] - 2*[.A1]*(PI()*PI()/6) + 1 - SQRT([.A1])" office:value-type="float" office:value="-2.86708813369645" calcext:value-type="float">
            <text:p>-2.867088133696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0.57722)*[.A2] - 2*[.A2]*(PI()*PI()/6) + 1 - SQRT([.A2])" office:value-type="float" office:value="-6.148389829766" calcext:value-type="float">
            <text:p>-6.148389829766</text:p>
          </table:table-cell>
          <table:table-cell table:formula="of:=[.B2]/[.A2]" office:value-type="float" office:value="-3.074194914883" calcext:value-type="float">
            <text:p>-3.074194914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0.57722)*[.A3] - 2*[.A3]*(PI()*PI()/6) + 1 - SQRT([.A3])" office:value-type="float" office:value="-9.33331520865823" calcext:value-type="float">
            <text:p>-9.33331520865823</text:p>
          </table:table-cell>
          <table:table-cell table:formula="of:=[.B3]/[.A3]" office:value-type="float" office:value="-3.11110506955274" calcext:value-type="float">
            <text:p>-3.11110506955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0.57722)*[.A4] - 2*[.A4]*(PI()*PI()/6) + 1 - SQRT([.A4])" office:value-type="float" office:value="-12.4683525347858" calcext:value-type="float">
            <text:p>-12.4683525347858</text:p>
          </table:table-cell>
          <table:table-cell table:formula="of:=[.B4]/[.A4]" office:value-type="float" office:value="-3.11708813369645" calcext:value-type="float">
            <text:p>-3.11708813369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0.57722)*[.A5] - 2*[.A5]*(PI()*PI()/6) + 1 - SQRT([.A5])" office:value-type="float" office:value="-15.5715086459821" calcext:value-type="float">
            <text:p>-15.5715086459821</text:p>
          </table:table-cell>
          <table:table-cell table:formula="of:=[.B5]/[.A5]" office:value-type="float" office:value="-3.11430172919641" calcext:value-type="float">
            <text:p>-3.114301729196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0.57722)*[.A6] - 2*[.A6]*(PI()*PI()/6) + 1 - SQRT([.A6])" office:value-type="float" office:value="-18.6520185449619" calcext:value-type="float">
            <text:p>-18.6520185449619</text:p>
          </table:table-cell>
          <table:table-cell table:formula="of:=[.B6]/[.A6]" office:value-type="float" office:value="-3.10866975749365" calcext:value-type="float">
            <text:p>-3.10866975749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0.57722)*[.A7] - 2*[.A7]*(PI()*PI()/6) + 1 - SQRT([.A7])" office:value-type="float" office:value="-21.7153682469398" calcext:value-type="float">
            <text:p>-21.7153682469398</text:p>
          </table:table-cell>
          <table:table-cell table:formula="of:=[.B7]/[.A7]" office:value-type="float" office:value="-3.10219546384854" calcext:value-type="float">
            <text:p>-3.10219546384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0.57722)*[.A8] - 2*[.A8]*(PI()*PI()/6) + 1 - SQRT([.A8])" office:value-type="float" office:value="-24.7651321943178" calcext:value-type="float">
            <text:p>-24.7651321943178</text:p>
          </table:table-cell>
          <table:table-cell table:formula="of:=[.B8]/[.A8]" office:value-type="float" office:value="-3.09564152428973" calcext:value-type="float">
            <text:p>-3.095641524289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0.57722)*[.A9] - 2*[.A9]*(PI()*PI()/6) + 1 - SQRT([.A9])" office:value-type="float" office:value="-27.8037932032681" calcext:value-type="float">
            <text:p>-27.8037932032681</text:p>
          </table:table-cell>
          <table:table-cell table:formula="of:=[.B9]/[.A9]" office:value-type="float" office:value="-3.08931035591868" calcext:value-type="float">
            <text:p>-3.089310355918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0.57722)*[.A10] - 2*[.A10]*(PI()*PI()/6) + 1 - SQRT([.A10])" office:value-type="float" office:value="-30.8331589971329" calcext:value-type="float">
            <text:p>-30.8331589971329</text:p>
          </table:table-cell>
          <table:table-cell table:formula="of:=[.B10]/[.A10]" office:value-type="float" office:value="-3.08331589971329" calcext:value-type="float">
            <text:p>-3.083315899713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-0.57722)*[.A11] - 2*[.A11]*(PI()*PI()/6) + 1 - SQRT([.A11])" office:value-type="float" office:value="-33.8545942610164" calcext:value-type="float">
            <text:p>-33.8545942610164</text:p>
          </table:table-cell>
          <table:table-cell table:formula="of:=[.B11]/[.A11]" office:value-type="float" office:value="-3.07769038736513" calcext:value-type="float">
            <text:p>-3.07769038736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-0.57722)*[.A12] - 2*[.A12]*(PI()*PI()/6) + 1 - SQRT([.A12])" office:value-type="float" office:value="-36.8691592194952" calcext:value-type="float">
            <text:p>-36.8691592194952</text:p>
          </table:table-cell>
          <table:table-cell table:formula="of:=[.B12]/[.A12]" office:value-type="float" office:value="-3.07242993495793" calcext:value-type="float">
            <text:p>-3.072429934957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-0.57722)*[.A13] - 2*[.A13]*(PI()*PI()/6) + 1 - SQRT([.A13])" office:value-type="float" office:value="-39.8776970135179" calcext:value-type="float">
            <text:p>-39.8776970135179</text:p>
          </table:table-cell>
          <table:table-cell table:formula="of:=[.B13]/[.A13]" office:value-type="float" office:value="-3.06751515488599" calcext:value-type="float">
            <text:p>-3.06751515488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-0.57722)*[.A14] - 2*[.A14]*(PI()*PI()/6) + 1 - SQRT([.A14])" office:value-type="float" office:value="-42.8808912585243" calcext:value-type="float">
            <text:p>-42.8808912585243</text:p>
          </table:table-cell>
          <table:table-cell table:formula="of:=[.B14]/[.A14]" office:value-type="float" office:value="-3.06292080418031" calcext:value-type="float">
            <text:p>-3.06292080418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-0.57722)*[.A15] - 2*[.A15]*(PI()*PI()/6) + 1 - SQRT([.A15])" office:value-type="float" office:value="-45.8793053516542" calcext:value-type="float">
            <text:p>-45.8793053516542</text:p>
          </table:table-cell>
          <table:table-cell table:formula="of:=[.B15]/[.A15]" office:value-type="float" office:value="-3.05862035677695" calcext:value-type="float">
            <text:p>-3.058620356776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-0.57722)*[.A16] - 2*[.A16]*(PI()*PI()/6) + 1 - SQRT([.A16])" office:value-type="float" office:value="-48.8734101391433" calcext:value-type="float">
            <text:p>-48.8734101391433</text:p>
          </table:table-cell>
          <table:table-cell table:formula="of:=[.B16]/[.A16]" office:value-type="float" office:value="-3.05458813369645" calcext:value-type="float">
            <text:p>-3.05458813369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-0.57722)*[.A17] - 2*[.A17]*(PI()*PI()/6) + 1 - SQRT([.A17])" office:value-type="float" office:value="-51.8636038984574" calcext:value-type="float">
            <text:p>-51.8636038984574</text:p>
          </table:table-cell>
          <table:table-cell table:formula="of:=[.B17]/[.A17]" office:value-type="float" office:value="-3.05080022932102" calcext:value-type="float">
            <text:p>-3.05080022932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-0.57722)*[.A18] - 2*[.A18]*(PI()*PI()/6) + 1 - SQRT([.A18])" office:value-type="float" office:value="-54.8502270936554" calcext:value-type="float">
            <text:p>-54.8502270936554</text:p>
          </table:table-cell>
          <table:table-cell table:formula="of:=[.B18]/[.A18]" office:value-type="float" office:value="-3.04723483853641" calcext:value-type="float">
            <text:p>-3.047234838536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-0.57722)*[.A19] - 2*[.A19]*(PI()*PI()/6) + 1 - SQRT([.A19])" office:value-type="float" office:value="-57.8335734837733" calcext:value-type="float">
            <text:p>-57.8335734837733</text:p>
          </table:table-cell>
          <table:table-cell table:formula="of:=[.B19]/[.A19]" office:value-type="float" office:value="-3.04387228861965" calcext:value-type="float">
            <text:p>-3.04387228861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-0.57722)*[.A20] - 2*[.A20]*(PI()*PI()/6) + 1 - SQRT([.A20])" office:value-type="float" office:value="-60.8138986289286" calcext:value-type="float">
            <text:p>-60.8138986289286</text:p>
          </table:table-cell>
          <table:table-cell table:formula="of:=[.B20]/[.A20]" office:value-type="float" office:value="-3.04069493144643" calcext:value-type="float">
            <text:p>-3.040694931446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-0.57722)*[.A21] - 2*[.A21]*(PI()*PI()/6) + 1 - SQRT([.A21])" office:value-type="float" office:value="-63.7914265025813" calcext:value-type="float">
            <text:p>-63.7914265025813</text:p>
          </table:table-cell>
          <table:table-cell table:formula="of:=[.B21]/[.A21]" office:value-type="float" office:value="-3.0376869763134" calcext:value-type="float">
            <text:p>-3.03768697631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-0.57722)*[.A22] - 2*[.A22]*(PI()*PI()/6) + 1 - SQRT([.A22])" office:value-type="float" office:value="-66.7663547011454" calcext:value-type="float">
            <text:p>-66.7663547011454</text:p>
          </table:table-cell>
          <table:table-cell table:formula="of:=[.B22]/[.A22]" office:value-type="float" office:value="-3.03483430459752" calcext:value-type="float">
            <text:p>-3.034834304597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-0.57722)*[.A23] - 2*[.A23]*(PI()*PI()/6) + 1 - SQRT([.A23])" office:value-type="float" office:value="-69.7388585983311" calcext:value-type="float">
            <text:p>-69.7388585983311</text:p>
          </table:table-cell>
          <table:table-cell table:formula="of:=[.B23]/[.A23]" office:value-type="float" office:value="-3.03212428688396" calcext:value-type="float">
            <text:p>-3.03212428688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-0.57722)*[.A24] - 2*[.A24]*(PI()*PI()/6) + 1 - SQRT([.A24])" office:value-type="float" office:value="-72.7090946942812" calcext:value-type="float">
            <text:p>-72.7090946942812</text:p>
          </table:table-cell>
          <table:table-cell table:formula="of:=[.B24]/[.A24]" office:value-type="float" office:value="-3.02954561226172" calcext:value-type="float">
            <text:p>-3.02954561226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-0.57722)*[.A25] - 2*[.A25]*(PI()*PI()/6) + 1 - SQRT([.A25])" office:value-type="float" office:value="-75.6772033424113" calcext:value-type="float">
            <text:p>-75.6772033424113</text:p>
          </table:table-cell>
          <table:table-cell table:formula="of:=[.B25]/[.A25]" office:value-type="float" office:value="-3.02708813369645" calcext:value-type="float">
            <text:p>-3.02708813369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-0.57722)*[.A26] - 2*[.A26]*(PI()*PI()/6) + 1 - SQRT([.A26])" office:value-type="float" office:value="-78.6433109897006" calcext:value-type="float">
            <text:p>-78.6433109897006</text:p>
          </table:table-cell>
          <table:table-cell table:formula="of:=[.B26]/[.A26]" office:value-type="float" office:value="-3.0247427303731" calcext:value-type="float">
            <text:p>-3.02474273037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-0.57722)*[.A27] - 2*[.A27]*(PI()*PI()/6) + 1 - SQRT([.A27])" office:value-type="float" office:value="-81.6075320325109" calcext:value-type="float">
            <text:p>-81.6075320325109</text:p>
          </table:table-cell>
          <table:table-cell table:formula="of:=[.B27]/[.A27]" office:value-type="float" office:value="-3.02250118638929" calcext:value-type="float">
            <text:p>-3.022501186389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-0.57722)*[.A28] - 2*[.A28]*(PI()*PI()/6) + 1 - SQRT([.A28])" office:value-type="float" office:value="-84.5699703656299" calcext:value-type="float">
            <text:p>-84.5699703656299</text:p>
          </table:table-cell>
          <table:table-cell table:formula="of:=[.B28]/[.A28]" office:value-type="float" office:value="-3.02035608448678" calcext:value-type="float">
            <text:p>-3.020356084486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-0.57722)*[.A29] - 2*[.A29]*(PI()*PI()/6) + 1 - SQRT([.A29])" office:value-type="float" office:value="-87.5307206843316" calcext:value-type="float">
            <text:p>-87.5307206843316</text:p>
          </table:table-cell>
          <table:table-cell table:formula="of:=[.B29]/[.A29]" office:value-type="float" office:value="-3.01830071325281" calcext:value-type="float">
            <text:p>-3.018300713252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-0.57722)*[.A30] - 2*[.A30]*(PI()*PI()/6) + 1 - SQRT([.A30])" office:value-type="float" office:value="-90.4898695859452" calcext:value-type="float">
            <text:p>-90.4898695859452</text:p>
          </table:table-cell>
          <table:table-cell table:formula="of:=[.B30]/[.A30]" office:value-type="float" office:value="-3.01632898619817" calcext:value-type="float">
            <text:p>-3.016328986198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-0.57722)*[.A31] - 2*[.A31]*(PI()*PI()/6) + 1 - SQRT([.A31])" office:value-type="float" office:value="-93.4474965074201" calcext:value-type="float">
            <text:p>-93.4474965074201</text:p>
          </table:table-cell>
          <table:table-cell table:formula="of:=[.B31]/[.A31]" office:value-type="float" office:value="-3.0144353712071" calcext:value-type="float">
            <text:p>-3.0144353712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-0.57722)*[.A32] - 2*[.A32]*(PI()*PI()/6) + 1 - SQRT([.A32])" office:value-type="float" office:value="-96.4036745277789" calcext:value-type="float">
            <text:p>-96.4036745277789</text:p>
          </table:table-cell>
          <table:table-cell table:formula="of:=[.B32]/[.A32]" office:value-type="float" office:value="-3.01261482899309" calcext:value-type="float">
            <text:p>-3.012614828993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-0.57722)*[.A33] - 2*[.A33]*(PI()*PI()/6) + 1 - SQRT([.A33])" office:value-type="float" office:value="-99.358471058521" calcext:value-type="float">
            <text:p>-99.358471058521</text:p>
          </table:table-cell>
          <table:table-cell table:formula="of:=[.B33]/[.A33]" office:value-type="float" office:value="-3.01086275934912" calcext:value-type="float">
            <text:p>-3.010862759349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-0.57722)*[.A34] - 2*[.A34]*(PI()*PI()/6) + 1 - SQRT([.A34])" office:value-type="float" office:value="-102.311948440525" calcext:value-type="float">
            <text:p>-102.311948440525</text:p>
          </table:table-cell>
          <table:table-cell table:formula="of:=[.B34]/[.A34]" office:value-type="float" office:value="-3.00917495413308" calcext:value-type="float">
            <text:p>-3.009174954133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-0.57722)*[.A35] - 2*[.A35]*(PI()*PI()/6) + 1 - SQRT([.A35])" office:value-type="float" office:value="-105.264164462475" calcext:value-type="float">
            <text:p>-105.264164462475</text:p>
          </table:table-cell>
          <table:table-cell table:formula="of:=[.B35]/[.A35]" office:value-type="float" office:value="-3.00754755607073" calcext:value-type="float">
            <text:p>-3.007547556070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-0.57722)*[.A36] - 2*[.A36]*(PI()*PI()/6) + 1 - SQRT([.A36])" office:value-type="float" office:value="-108.215172813072" calcext:value-type="float">
            <text:p>-108.215172813072</text:p>
          </table:table-cell>
          <table:table-cell table:formula="of:=[.B36]/[.A36]" office:value-type="float" office:value="-3.00597702258534" calcext:value-type="float">
            <text:p>-3.005977022585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-0.57722)*[.A37] - 2*[.A37]*(PI()*PI()/6) + 1 - SQRT([.A37])" office:value-type="float" office:value="-111.165023477067" calcext:value-type="float">
            <text:p>-111.165023477067</text:p>
          </table:table-cell>
          <table:table-cell table:formula="of:=[.B37]/[.A37]" office:value-type="float" office:value="-3.00446009397478" calcext:value-type="float">
            <text:p>-3.004460093974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-0.57722)*[.A38] - 2*[.A38]*(PI()*PI()/6) + 1 - SQRT([.A38])" office:value-type="float" office:value="-114.113763083434" calcext:value-type="float">
            <text:p>-114.113763083434</text:p>
          </table:table-cell>
          <table:table-cell table:formula="of:=[.B38]/[.A38]" office:value-type="float" office:value="-3.00299376535353" calcext:value-type="float">
            <text:p>-3.002993765353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-0.57722)*[.A39] - 2*[.A39]*(PI()*PI()/6) + 1 - SQRT([.A39])" office:value-type="float" office:value="-117.06143521256" calcext:value-type="float">
            <text:p>-117.06143521256</text:p>
          </table:table-cell>
          <table:table-cell table:formula="of:=[.B39]/[.A39]" office:value-type="float" office:value="-3.00157526186051" calcext:value-type="float">
            <text:p>-3.001575261860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-0.57722)*[.A40] - 2*[.A40]*(PI()*PI()/6) + 1 - SQRT([.A40])" office:value-type="float" office:value="-120.008080668195" calcext:value-type="float">
            <text:p>-120.008080668195</text:p>
          </table:table-cell>
          <table:table-cell table:formula="of:=[.B40]/[.A40]" office:value-type="float" office:value="-3.00020201670487" calcext:value-type="float">
            <text:p>-3.000202016704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-0.57722)*[.A41] - 2*[.A41]*(PI()*PI()/6) + 1 - SQRT([.A41])" office:value-type="float" office:value="-122.953737718987" calcext:value-type="float">
            <text:p>-122.953737718987</text:p>
          </table:table-cell>
          <table:table-cell table:formula="of:=[.B41]/[.A41]" office:value-type="float" office:value="-2.99887165168262" calcext:value-type="float">
            <text:p>-2.998871651682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-0.57722)*[.A42] - 2*[.A42]*(PI()*PI()/6) + 1 - SQRT([.A42])" office:value-type="float" office:value="-125.898442313659" calcext:value-type="float">
            <text:p>-125.898442313659</text:p>
          </table:table-cell>
          <table:table-cell table:formula="of:=[.B42]/[.A42]" office:value-type="float" office:value="-2.99758195984902" calcext:value-type="float">
            <text:p>-2.997581959849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-0.57722)*[.A43] - 2*[.A43]*(PI()*PI()/6) + 1 - SQRT([.A43])" office:value-type="float" office:value="-128.842228273249" calcext:value-type="float">
            <text:p>-128.842228273249</text:p>
          </table:table-cell>
          <table:table-cell table:formula="of:=[.B43]/[.A43]" office:value-type="float" office:value="-2.99633089007557" calcext:value-type="float">
            <text:p>-2.996330890075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-0.57722)*[.A44] - 2*[.A44]*(PI()*PI()/6) + 1 - SQRT([.A44])" office:value-type="float" office:value="-131.785127463355" calcext:value-type="float">
            <text:p>-131.785127463355</text:p>
          </table:table-cell>
          <table:table-cell table:formula="of:=[.B44]/[.A44]" office:value-type="float" office:value="-2.99511653325806" calcext:value-type="float">
            <text:p>-2.995116533258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-0.57722)*[.A45] - 2*[.A45]*(PI()*PI()/6) + 1 - SQRT([.A45])" office:value-type="float" office:value="-134.72716994884" calcext:value-type="float">
            <text:p>-134.72716994884</text:p>
          </table:table-cell>
          <table:table-cell table:formula="of:=[.B45]/[.A45]" office:value-type="float" office:value="-2.99393710997422" calcext:value-type="float">
            <text:p>-2.993937109974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-0.57722)*[.A46] - 2*[.A46]*(PI()*PI()/6) + 1 - SQRT([.A46])" office:value-type="float" office:value="-137.668384133162" calcext:value-type="float">
            <text:p>-137.668384133162</text:p>
          </table:table-cell>
          <table:table-cell table:formula="of:=[.B46]/[.A46]" office:value-type="float" office:value="-2.99279095941657" calcext:value-type="float">
            <text:p>-2.992790959416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-0.57722)*[.A47] - 2*[.A47]*(PI()*PI()/6) + 1 - SQRT([.A47])" office:value-type="float" office:value="-140.608796884134" calcext:value-type="float">
            <text:p>-140.608796884134</text:p>
          </table:table-cell>
          <table:table-cell table:formula="of:=[.B47]/[.A47]" office:value-type="float" office:value="-2.99167652944967" calcext:value-type="float">
            <text:p>-2.991676529449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-0.57722)*[.A48] - 2*[.A48]*(PI()*PI()/6) + 1 - SQRT([.A48])" office:value-type="float" office:value="-143.548433647705" calcext:value-type="float">
            <text:p>-143.548433647705</text:p>
          </table:table-cell>
          <table:table-cell table:formula="of:=[.B48]/[.A48]" office:value-type="float" office:value="-2.99059236766053" calcext:value-type="float">
            <text:p>-2.990592367660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-0.57722)*[.A49] - 2*[.A49]*(PI()*PI()/6) + 1 - SQRT([.A49])" office:value-type="float" office:value="-146.487318551126" calcext:value-type="float">
            <text:p>-146.487318551126</text:p>
          </table:table-cell>
          <table:table-cell table:formula="of:=[.B49]/[.A49]" office:value-type="float" office:value="-2.98953711328829" calcext:value-type="float">
            <text:p>-2.989537113288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-0.57722)*[.A50] - 2*[.A50]*(PI()*PI()/6) + 1 - SQRT([.A50])" office:value-type="float" office:value="-149.425474496688" calcext:value-type="float">
            <text:p>-149.425474496688</text:p>
          </table:table-cell>
          <table:table-cell table:formula="of:=[.B50]/[.A50]" office:value-type="float" office:value="-2.98850948993376" calcext:value-type="float">
            <text:p>-2.988509489933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1-0.57722)*[.A51] - 2*[.A51]*(PI()*PI()/6) + 1 - SQRT([.A51])" office:value-type="float" office:value="-152.362923247062" calcext:value-type="float">
            <text:p>-152.362923247062</text:p>
          </table:table-cell>
          <table:table-cell table:formula="of:=[.B51]/[.A51]" office:value-type="float" office:value="-2.987508298962" calcext:value-type="float">
            <text:p>-2.9875082989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1-0.57722)*[.A52] - 2*[.A52]*(PI()*PI()/6) + 1 - SQRT([.A52])" office:value-type="float" office:value="-155.299685503144" calcext:value-type="float">
            <text:p>-155.299685503144</text:p>
          </table:table-cell>
          <table:table-cell table:formula="of:=[.B52]/[.A52]" office:value-type="float" office:value="-2.98653241352199" calcext:value-type="float">
            <text:p>-2.986532413521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1-0.57722)*[.A53] - 2*[.A53]*(PI()*PI()/6) + 1 - SQRT([.A53])" office:value-type="float" office:value="-158.235780975193" calcext:value-type="float">
            <text:p>-158.235780975193</text:p>
          </table:table-cell>
          <table:table-cell table:formula="of:=[.B53]/[.A53]" office:value-type="float" office:value="-2.98558077311684" calcext:value-type="float">
            <text:p>-2.985580773116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1-0.57722)*[.A54] - 2*[.A54]*(PI()*PI()/6) + 1 - SQRT([.A54])" office:value-type="float" office:value="-161.171228447958" calcext:value-type="float">
            <text:p>-161.171228447958</text:p>
          </table:table-cell>
          <table:table-cell table:formula="of:=[.B54]/[.A54]" office:value-type="float" office:value="-2.98465237866589" calcext:value-type="float">
            <text:p>-2.984652378665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1-0.57722)*[.A55] - 2*[.A55]*(PI()*PI()/6) + 1 - SQRT([.A55])" office:value-type="float" office:value="-164.106045840401" calcext:value-type="float">
            <text:p>-164.106045840401</text:p>
          </table:table-cell>
          <table:table-cell table:formula="of:=[.B55]/[.A55]" office:value-type="float" office:value="-2.98374628800728" calcext:value-type="float">
            <text:p>-2.98374628800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1-0.57722)*[.A56] - 2*[.A56]*(PI()*PI()/6) + 1 - SQRT([.A56])" office:value-type="float" office:value="-167.040250260549" calcext:value-type="float">
            <text:p>-167.040250260549</text:p>
          </table:table-cell>
          <table:table-cell table:formula="of:=[.B56]/[.A56]" office:value-type="float" office:value="-2.98286161179552" calcext:value-type="float">
            <text:p>-2.98286161179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1-0.57722)*[.A57] - 2*[.A57]*(PI()*PI()/6) + 1 - SQRT([.A57])" office:value-type="float" office:value="-169.973858055969" calcext:value-type="float">
            <text:p>-169.973858055969</text:p>
          </table:table-cell>
          <table:table-cell table:formula="of:=[.B57]/[.A57]" office:value-type="float" office:value="-2.98199750975383" calcext:value-type="float">
            <text:p>-2.981997509753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1-0.57722)*[.A58] - 2*[.A58]*(PI()*PI()/6) + 1 - SQRT([.A58])" office:value-type="float" office:value="-172.906884860258" calcext:value-type="float">
            <text:p>-172.906884860258</text:p>
          </table:table-cell>
          <table:table-cell table:formula="of:=[.B58]/[.A58]" office:value-type="float" office:value="-2.98115318724583" calcext:value-type="float">
            <text:p>-2.981153187245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1-0.57722)*[.A59] - 2*[.A59]*(PI()*PI()/6) + 1 - SQRT([.A59])" office:value-type="float" office:value="-175.839345635959" calcext:value-type="float">
            <text:p>-175.839345635959</text:p>
          </table:table-cell>
          <table:table-cell table:formula="of:=[.B59]/[.A59]" office:value-type="float" office:value="-2.9803278921349" calcext:value-type="float">
            <text:p>-2.98032789213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-0.57722)*[.A60] - 2*[.A60]*(PI()*PI()/6) + 1 - SQRT([.A60])" office:value-type="float" office:value="-178.771254714202" calcext:value-type="float">
            <text:p>-178.771254714202</text:p>
          </table:table-cell>
          <table:table-cell table:formula="of:=[.B60]/[.A60]" office:value-type="float" office:value="-2.97952091190337" calcext:value-type="float">
            <text:p>-2.979520911903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1-0.57722)*[.A61] - 2*[.A61]*(PI()*PI()/6) + 1 - SQRT([.A61])" office:value-type="float" office:value="-181.70262583139" calcext:value-type="float">
            <text:p>-181.70262583139</text:p>
          </table:table-cell>
          <table:table-cell table:formula="of:=[.B61]/[.A61]" office:value-type="float" office:value="-2.9787315710064" calcext:value-type="float">
            <text:p>-2.9787315710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1-0.57722)*[.A62] - 2*[.A62]*(PI()*PI()/6) + 1 - SQRT([.A62])" office:value-type="float" office:value="-184.633472163192" calcext:value-type="float">
            <text:p>-184.633472163192</text:p>
          </table:table-cell>
          <table:table-cell table:formula="of:=[.B62]/[.A62]" office:value-type="float" office:value="-2.97795922843858" calcext:value-type="float">
            <text:p>-2.977959228438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1-0.57722)*[.A63] - 2*[.A63]*(PI()*PI()/6) + 1 - SQRT([.A63])" office:value-type="float" office:value="-187.56380635607" calcext:value-type="float">
            <text:p>-187.56380635607</text:p>
          </table:table-cell>
          <table:table-cell table:formula="of:=[.B63]/[.A63]" office:value-type="float" office:value="-2.97720327549318" calcext:value-type="float">
            <text:p>-2.97720327549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1-0.57722)*[.A64] - 2*[.A64]*(PI()*PI()/6) + 1 - SQRT([.A64])" office:value-type="float" office:value="-190.493640556573" calcext:value-type="float">
            <text:p>-190.493640556573</text:p>
          </table:table-cell>
          <table:table-cell table:formula="of:=[.B64]/[.A64]" office:value-type="float" office:value="-2.97646313369645" calcext:value-type="float">
            <text:p>-2.976463133696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1-0.57722)*[.A65] - 2*[.A65]*(PI()*PI()/6) + 1 - SQRT([.A65])" office:value-type="float" office:value="-193.422986438568" calcext:value-type="float">
            <text:p>-193.422986438568</text:p>
          </table:table-cell>
          <table:table-cell table:formula="of:=[.B65]/[.A65]" office:value-type="float" office:value="-2.97573825290105" calcext:value-type="float">
            <text:p>-2.975738252901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1-0.57722)*[.A66] - 2*[.A66]*(PI()*PI()/6) + 1 - SQRT([.A66])" office:value-type="float" office:value="-196.351855228602" calcext:value-type="float">
            <text:p>-196.351855228602</text:p>
          </table:table-cell>
          <table:table-cell table:formula="of:=[.B66]/[.A66]" office:value-type="float" office:value="-2.97502810952427" calcext:value-type="float">
            <text:p>-2.975028109524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1-0.57722)*[.A67] - 2*[.A67]*(PI()*PI()/6) + 1 - SQRT([.A67])" office:value-type="float" office:value="-199.280257729535" calcext:value-type="float">
            <text:p>-199.280257729535</text:p>
          </table:table-cell>
          <table:table-cell table:formula="of:=[.B67]/[.A67]" office:value-type="float" office:value="-2.97433220491843" calcext:value-type="float">
            <text:p>-2.974332204918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1-0.57722)*[.A68] - 2*[.A68]*(PI()*PI()/6) + 1 - SQRT([.A68])" office:value-type="float" office:value="-202.208204342594" calcext:value-type="float">
            <text:p>-202.208204342594</text:p>
          </table:table-cell>
          <table:table-cell table:formula="of:=[.B68]/[.A68]" office:value-type="float" office:value="-2.97365006386168" calcext:value-type="float">
            <text:p>-2.973650063861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1-0.57722)*[.A69] - 2*[.A69]*(PI()*PI()/6) + 1 - SQRT([.A69])" office:value-type="float" office:value="-205.135705087973" calcext:value-type="float">
            <text:p>-205.135705087973</text:p>
          </table:table-cell>
          <table:table-cell table:formula="of:=[.B69]/[.A69]" office:value-type="float" office:value="-2.97298123315903" calcext:value-type="float">
            <text:p>-2.972981233159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1-0.57722)*[.A70] - 2*[.A70]*(PI()*PI()/6) + 1 - SQRT([.A70])" office:value-type="float" office:value="-208.062769624092" calcext:value-type="float">
            <text:p>-208.062769624092</text:p>
          </table:table-cell>
          <table:table-cell table:formula="of:=[.B70]/[.A70]" office:value-type="float" office:value="-2.97232528034418" calcext:value-type="float">
            <text:p>-2.972325280344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1-0.57722)*[.A71] - 2*[.A71]*(PI()*PI()/6) + 1 - SQRT([.A71])" office:value-type="float" office:value="-210.989407265624" calcext:value-type="float">
            <text:p>-210.989407265624</text:p>
          </table:table-cell>
          <table:table-cell table:formula="of:=[.B71]/[.A71]" office:value-type="float" office:value="-2.97168179247358" calcext:value-type="float">
            <text:p>-2.971681792473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-0.57722)*[.A72] - 2*[.A72]*(PI()*PI()/6) + 1 - SQRT([.A72])" office:value-type="float" office:value="-213.915627000383" calcext:value-type="float">
            <text:p>-213.915627000383</text:p>
          </table:table-cell>
          <table:table-cell table:formula="of:=[.B72]/[.A72]" office:value-type="float" office:value="-2.97105037500532" calcext:value-type="float">
            <text:p>-2.971050375005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1-0.57722)*[.A73] - 2*[.A73]*(PI()*PI()/6) + 1 - SQRT([.A73])" office:value-type="float" office:value="-216.841437505159" calcext:value-type="float">
            <text:p>-216.841437505159</text:p>
          </table:table-cell>
          <table:table-cell table:formula="of:=[.B73]/[.A73]" office:value-type="float" office:value="-2.9704306507556" calcext:value-type="float">
            <text:p>-2.97043065075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1-0.57722)*[.A74] - 2*[.A74]*(PI()*PI()/6) + 1 - SQRT([.A74])" office:value-type="float" office:value="-219.76684716058" calcext:value-type="float">
            <text:p>-219.76684716058</text:p>
          </table:table-cell>
          <table:table-cell table:formula="of:=[.B74]/[.A74]" office:value-type="float" office:value="-2.96982225892676" calcext:value-type="float">
            <text:p>-2.969822258926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1-0.57722)*[.A75] - 2*[.A75]*(PI()*PI()/6) + 1 - SQRT([.A75])" office:value-type="float" office:value="-222.691864065078" calcext:value-type="float">
            <text:p>-222.691864065078</text:p>
          </table:table-cell>
          <table:table-cell table:formula="of:=[.B75]/[.A75]" office:value-type="float" office:value="-2.96922485420104" calcext:value-type="float">
            <text:p>-2.96922485420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1-0.57722)*[.A76] - 2*[.A76]*(PI()*PI()/6) + 1 - SQRT([.A76])" office:value-type="float" office:value="-225.616496048012" calcext:value-type="float">
            <text:p>-225.616496048012</text:p>
          </table:table-cell>
          <table:table-cell table:formula="of:=[.B76]/[.A76]" office:value-type="float" office:value="-2.96863810589489" calcext:value-type="float">
            <text:p>-2.968638105894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1-0.57722)*[.A77] - 2*[.A77]*(PI()*PI()/6) + 1 - SQRT([.A77])" office:value-type="float" office:value="-228.540750682019" calcext:value-type="float">
            <text:p>-228.540750682019</text:p>
          </table:table-cell>
          <table:table-cell table:formula="of:=[.B77]/[.A77]" office:value-type="float" office:value="-2.96806169716908" calcext:value-type="float">
            <text:p>-2.968061697169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1-0.57722)*[.A78] - 2*[.A78]*(PI()*PI()/6) + 1 - SQRT([.A78])" office:value-type="float" office:value="-231.464635294651" calcext:value-type="float">
            <text:p>-231.464635294651</text:p>
          </table:table-cell>
          <table:table-cell table:formula="of:=[.B78]/[.A78]" office:value-type="float" office:value="-2.9674953242904" calcext:value-type="float">
            <text:p>-2.96749532429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1-0.57722)*[.A79] - 2*[.A79]*(PI()*PI()/6) + 1 - SQRT([.A79])" office:value-type="float" office:value="-234.388156979335" calcext:value-type="float">
            <text:p>-234.388156979335</text:p>
          </table:table-cell>
          <table:table-cell table:formula="of:=[.B79]/[.A79]" office:value-type="float" office:value="-2.96693869594095" calcext:value-type="float">
            <text:p>-2.966938695940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1-0.57722)*[.A80] - 2*[.A80]*(PI()*PI()/6) + 1 - SQRT([.A80])" office:value-type="float" office:value="-237.311322605715" calcext:value-type="float">
            <text:p>-237.311322605715</text:p>
          </table:table-cell>
          <table:table-cell table:formula="of:=[.B80]/[.A80]" office:value-type="float" office:value="-2.96639153257144" calcext:value-type="float">
            <text:p>-2.966391532571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1-0.57722)*[.A81] - 2*[.A81]*(PI()*PI()/6) + 1 - SQRT([.A81])" office:value-type="float" office:value="-240.234138829413" calcext:value-type="float">
            <text:p>-240.234138829413</text:p>
          </table:table-cell>
          <table:table-cell table:formula="of:=[.B81]/[.A81]" office:value-type="float" office:value="-2.96585356579522" calcext:value-type="float">
            <text:p>-2.965853565795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1-0.57722)*[.A82] - 2*[.A82]*(PI()*PI()/6) + 1 - SQRT([.A82])" office:value-type="float" office:value="-243.156612101247" calcext:value-type="float">
            <text:p>-243.156612101247</text:p>
          </table:table-cell>
          <table:table-cell table:formula="of:=[.B82]/[.A82]" office:value-type="float" office:value="-2.96532453782008" calcext:value-type="float">
            <text:p>-2.965324537820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1-0.57722)*[.A83] - 2*[.A83]*(PI()*PI()/6) + 1 - SQRT([.A83])" office:value-type="float" office:value="-246.07874867595" calcext:value-type="float">
            <text:p>-246.07874867595</text:p>
          </table:table-cell>
          <table:table-cell table:formula="of:=[.B83]/[.A83]" office:value-type="float" office:value="-2.96480420091506" calcext:value-type="float">
            <text:p>-2.964804200915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-0.57722)*[.A84] - 2*[.A84]*(PI()*PI()/6) + 1 - SQRT([.A84])" office:value-type="float" office:value="-249.000554620414" calcext:value-type="float">
            <text:p>-249.000554620414</text:p>
          </table:table-cell>
          <table:table-cell table:formula="of:=[.B84]/[.A84]" office:value-type="float" office:value="-2.96429231690969" calcext:value-type="float">
            <text:p>-2.964292316909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1-0.57722)*[.A85] - 2*[.A85]*(PI()*PI()/6) + 1 - SQRT([.A85])" office:value-type="float" office:value="-251.922035821491" calcext:value-type="float">
            <text:p>-251.922035821491</text:p>
          </table:table-cell>
          <table:table-cell table:formula="of:=[.B85]/[.A85]" office:value-type="float" office:value="-2.96378865672343" calcext:value-type="float">
            <text:p>-2.963788656723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1-0.57722)*[.A86] - 2*[.A86]*(PI()*PI()/6) + 1 - SQRT([.A86])" office:value-type="float" office:value="-254.843197993391" calcext:value-type="float">
            <text:p>-254.843197993391</text:p>
          </table:table-cell>
          <table:table-cell table:formula="of:=[.B86]/[.A86]" office:value-type="float" office:value="-2.96329299992315" calcext:value-type="float">
            <text:p>-2.963292999923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1-0.57722)*[.A87] - 2*[.A87]*(PI()*PI()/6) + 1 - SQRT([.A87])" office:value-type="float" office:value="-257.76404668468" calcext:value-type="float">
            <text:p>-257.76404668468</text:p>
          </table:table-cell>
          <table:table-cell table:formula="of:=[.B87]/[.A87]" office:value-type="float" office:value="-2.96280513430667" calcext:value-type="float">
            <text:p>-2.96280513430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1-0.57722)*[.A88] - 2*[.A88]*(PI()*PI()/6) + 1 - SQRT([.A88])" office:value-type="float" office:value="-260.684587284935" calcext:value-type="float">
            <text:p>-260.684587284935</text:p>
          </table:table-cell>
          <table:table-cell table:formula="of:=[.B88]/[.A88]" office:value-type="float" office:value="-2.96232485551062" calcext:value-type="float">
            <text:p>-2.962324855510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1-0.57722)*[.A89] - 2*[.A89]*(PI()*PI()/6) + 1 - SQRT([.A89])" office:value-type="float" office:value="-263.604825031041" calcext:value-type="float">
            <text:p>-263.604825031041</text:p>
          </table:table-cell>
          <table:table-cell table:formula="of:=[.B89]/[.A89]" office:value-type="float" office:value="-2.96185196664091" calcext:value-type="float">
            <text:p>-2.961851966640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1-0.57722)*[.A90] - 2*[.A90]*(PI()*PI()/6) + 1 - SQRT([.A90])" office:value-type="float" office:value="-266.524765013186" calcext:value-type="float">
            <text:p>-266.524765013186</text:p>
          </table:table-cell>
          <table:table-cell table:formula="of:=[.B90]/[.A90]" office:value-type="float" office:value="-2.96138627792429" calcext:value-type="float">
            <text:p>-2.961386277924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1-0.57722)*[.A91] - 2*[.A91]*(PI()*PI()/6) + 1 - SQRT([.A91])" office:value-type="float" office:value="-269.444412180547" calcext:value-type="float">
            <text:p>-269.444412180547</text:p>
          </table:table-cell>
          <table:table-cell table:formula="of:=[.B91]/[.A91]" office:value-type="float" office:value="-2.96092760637963" calcext:value-type="float">
            <text:p>-2.960927606379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1-0.57722)*[.A92] - 2*[.A92]*(PI()*PI()/6) + 1 - SQRT([.A92])" office:value-type="float" office:value="-272.363771346699" calcext:value-type="float">
            <text:p>-272.363771346699</text:p>
          </table:table-cell>
          <table:table-cell table:formula="of:=[.B92]/[.A92]" office:value-type="float" office:value="-2.9604757755076" calcext:value-type="float">
            <text:p>-2.96047577550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1-0.57722)*[.A93] - 2*[.A93]*(PI()*PI()/6) + 1 - SQRT([.A93])" office:value-type="float" office:value="-275.282847194763" calcext:value-type="float">
            <text:p>-275.282847194763</text:p>
          </table:table-cell>
          <table:table-cell table:formula="of:=[.B93]/[.A93]" office:value-type="float" office:value="-2.96003061499745" calcext:value-type="float">
            <text:p>-2.960030614997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1-0.57722)*[.A94] - 2*[.A94]*(PI()*PI()/6) + 1 - SQRT([.A94])" office:value-type="float" office:value="-278.201644282299" calcext:value-type="float">
            <text:p>-278.201644282299</text:p>
          </table:table-cell>
          <table:table-cell table:formula="of:=[.B94]/[.A94]" office:value-type="float" office:value="-2.95959196044999" calcext:value-type="float">
            <text:p>-2.95959196044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1-0.57722)*[.A95] - 2*[.A95]*(PI()*PI()/6) + 1 - SQRT([.A95])" office:value-type="float" office:value="-281.120167045972" calcext:value-type="float">
            <text:p>-281.120167045972</text:p>
          </table:table-cell>
          <table:table-cell table:formula="of:=[.B95]/[.A95]" office:value-type="float" office:value="-2.95915965311549" calcext:value-type="float">
            <text:p>-2.959159653115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-0.57722)*[.A96] - 2*[.A96]*(PI()*PI()/6) + 1 - SQRT([.A96])" office:value-type="float" office:value="-284.038419805992" calcext:value-type="float">
            <text:p>-284.038419805992</text:p>
          </table:table-cell>
          <table:table-cell table:formula="of:=[.B96]/[.A96]" office:value-type="float" office:value="-2.95873353964575" calcext:value-type="float">
            <text:p>-2.958733539645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1-0.57722)*[.A97] - 2*[.A97]*(PI()*PI()/6) + 1 - SQRT([.A97])" office:value-type="float" office:value="-286.956406770352" calcext:value-type="float">
            <text:p>-286.956406770352</text:p>
          </table:table-cell>
          <table:table-cell table:formula="of:=[.B97]/[.A97]" office:value-type="float" office:value="-2.9583134718593" calcext:value-type="float">
            <text:p>-2.95831347185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1-0.57722)*[.A98] - 2*[.A98]*(PI()*PI()/6) + 1 - SQRT([.A98])" office:value-type="float" office:value="-289.874132038864" calcext:value-type="float">
            <text:p>-289.874132038864</text:p>
          </table:table-cell>
          <table:table-cell table:formula="of:=[.B98]/[.A98]" office:value-type="float" office:value="-2.95789930651902" calcext:value-type="float">
            <text:p>-2.957899306519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1-0.57722)*[.A99] - 2*[.A99]*(PI()*PI()/6) + 1 - SQRT([.A99])" office:value-type="float" office:value="-292.791599607015" calcext:value-type="float">
            <text:p>-292.791599607015</text:p>
          </table:table-cell>
          <table:table-cell table:formula="of:=[.B99]/[.A99]" office:value-type="float" office:value="-2.95749090512136" calcext:value-type="float">
            <text:p>-2.95749090512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1-0.57722)*[.A100] - 2*[.A100]*(PI()*PI()/6) + 1 - SQRT([.A100])" office:value-type="float" office:value="-295.708813369645" calcext:value-type="float">
            <text:p>-295.708813369645</text:p>
          </table:table-cell>
          <table:table-cell table:formula="of:=[.B100]/[.A100]" office:value-type="float" office:value="-2.95708813369645" calcext:value-type="float">
            <text:p>-2.95708813369645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[.A1]+[.A1]-FLOOR([.A1]))/([.A1]^2)" office:value-type="float" office:value="1" calcext:value-type="float">
            <text:p>1</text:p>
          </table:table-cell>
          <table:table-cell table:formula="of:=1/(FLOOR([.A1])^2)" office:value-type="float" office:value="1" calcext:value-type="float">
            <text:p>1</text:p>
          </table:table-cell>
          <table:table-cell table:formula="of:=SUM([.$C$1:.C1])" office:value-type="float" office:value="1" calcext:value-type="float">
            <text:p>1</text:p>
          </table:table-cell>
          <table:table-cell table:formula="of:=[.D1]+[.B1]" office:value-type="float" office:value="2" calcext:value-type="float">
            <text:p>2</text:p>
          </table:table-cell>
          <table:table-cell table:number-columns-repeated="4"/>
          <table:table-cell table:formula="of:=PI()*PI()/6" office:value-type="float" office:value="1.64493406684823" calcext:value-type="float">
            <text:p>1.644934066848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([.A2]-[.A2]+FLOOR([.A2]))/([.A2]^2)" office:value-type="float" office:value="0.32" calcext:value-type="float">
            <text:p>0.32</text:p>
          </table:table-cell>
          <table:table-cell table:formula="of:=1/(FLOOR([.A2])^2)" office:value-type="float" office:value="0.25" calcext:value-type="float">
            <text:p>0.25</text:p>
          </table:table-cell>
          <table:table-cell table:formula="of:=SUM([.$C$1:.C2])" office:value-type="float" office:value="1.25" calcext:value-type="float">
            <text:p>1.25</text:p>
          </table:table-cell>
          <table:table-cell table:formula="of:=[.D2]+[.B2]" office:value-type="float" office:value="1.57" calcext:value-type="float">
            <text:p>1.57</text:p>
          </table:table-cell>
          <table:table-cell/>
          <table:table-cell table:formula="of:=[.$J$1]-[.D2]" office:value-type="float" office:value="0.394934066848226" calcext:value-type="float">
            <text:p>0.3949340668482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3]+[.A3]-FLOOR([.A3]))/([.A3]^2)" office:value-type="float" office:value="0.333333333333333" calcext:value-type="float">
            <text:p>0.333333333333333</text:p>
          </table:table-cell>
          <table:table-cell table:formula="of:=1/(FLOOR([.A3])^2)" office:value-type="float" office:value="0.111111111111111" calcext:value-type="float">
            <text:p>0.111111111111111</text:p>
          </table:table-cell>
          <table:table-cell table:formula="of:=SUM([.$C$1:.C3])" office:value-type="float" office:value="1.36111111111111" calcext:value-type="float">
            <text:p>1.36111111111111</text:p>
          </table:table-cell>
          <table:table-cell table:formula="of:=[.D3]+[.B3]" office:value-type="float" office:value="1.69444444444444" calcext:value-type="float">
            <text:p>1.694444444444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4]+[.A4]-FLOOR([.A4]))/([.A4]^2)" office:value-type="float" office:value="0.25" calcext:value-type="float">
            <text:p>0.25</text:p>
          </table:table-cell>
          <table:table-cell table:formula="of:=1/(FLOOR([.A4])^2)" office:value-type="float" office:value="0.0625" calcext:value-type="float">
            <text:p>0.0625</text:p>
          </table:table-cell>
          <table:table-cell table:formula="of:=SUM([.$C$1:.C4])" office:value-type="float" office:value="1.42361111111111" calcext:value-type="float">
            <text:p>1.42361111111111</text:p>
          </table:table-cell>
          <table:table-cell table:formula="of:=[.D4]+[.B4]" office:value-type="float" office:value="1.67361111111111" calcext:value-type="float">
            <text:p>1.673611111111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5]+[.A5]-FLOOR([.A5]))/([.A5]^2)" office:value-type="float" office:value="0.2" calcext:value-type="float">
            <text:p>0.2</text:p>
          </table:table-cell>
          <table:table-cell table:formula="of:=1/(FLOOR([.A5])^2)" office:value-type="float" office:value="0.04" calcext:value-type="float">
            <text:p>0.04</text:p>
          </table:table-cell>
          <table:table-cell table:formula="of:=SUM([.$C$1:.C5])" office:value-type="float" office:value="1.46361111111111" calcext:value-type="float">
            <text:p>1.46361111111111</text:p>
          </table:table-cell>
          <table:table-cell table:formula="of:=[.D5]+[.B5]" office:value-type="float" office:value="1.66361111111111" calcext:value-type="float">
            <text:p>1.663611111111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6]+[.A6]-FLOOR([.A6]))/([.A6]^2)" office:value-type="float" office:value="0.166666666666667" calcext:value-type="float">
            <text:p>0.166666666666667</text:p>
          </table:table-cell>
          <table:table-cell table:formula="of:=1/(FLOOR([.A6])^2)" office:value-type="float" office:value="0.0277777777777778" calcext:value-type="float">
            <text:p>0.027777777777778</text:p>
          </table:table-cell>
          <table:table-cell table:formula="of:=SUM([.$C$1:.C6])" office:value-type="float" office:value="1.49138888888889" calcext:value-type="float">
            <text:p>1.49138888888889</text:p>
          </table:table-cell>
          <table:table-cell table:formula="of:=[.D6]+[.B6]" office:value-type="float" office:value="1.65805555555556" calcext:value-type="float">
            <text:p>1.658055555555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7]+[.A7]-FLOOR([.A7]))/([.A7]^2)" office:value-type="float" office:value="0.142857142857143" calcext:value-type="float">
            <text:p>0.142857142857143</text:p>
          </table:table-cell>
          <table:table-cell table:formula="of:=1/(FLOOR([.A7])^2)" office:value-type="float" office:value="0.0204081632653061" calcext:value-type="float">
            <text:p>0.020408163265306</text:p>
          </table:table-cell>
          <table:table-cell table:formula="of:=SUM([.$C$1:.C7])" office:value-type="float" office:value="1.5117970521542" calcext:value-type="float">
            <text:p>1.5117970521542</text:p>
          </table:table-cell>
          <table:table-cell table:formula="of:=[.D7]+[.B7]" office:value-type="float" office:value="1.65465419501134" calcext:value-type="float">
            <text:p>1.654654195011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8]+[.A8]-FLOOR([.A8]))/([.A8]^2)" office:value-type="float" office:value="0.125" calcext:value-type="float">
            <text:p>0.125</text:p>
          </table:table-cell>
          <table:table-cell table:formula="of:=1/(FLOOR([.A8])^2)" office:value-type="float" office:value="0.015625" calcext:value-type="float">
            <text:p>0.015625</text:p>
          </table:table-cell>
          <table:table-cell table:formula="of:=SUM([.$C$1:.C8])" office:value-type="float" office:value="1.5274220521542" calcext:value-type="float">
            <text:p>1.5274220521542</text:p>
          </table:table-cell>
          <table:table-cell table:formula="of:=[.D8]+[.B8]" office:value-type="float" office:value="1.6524220521542" calcext:value-type="float">
            <text:p>1.65242205215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9]+[.A9]-FLOOR([.A9]))/([.A9]^2)" office:value-type="float" office:value="0.111111111111111" calcext:value-type="float">
            <text:p>0.111111111111111</text:p>
          </table:table-cell>
          <table:table-cell table:formula="of:=1/(FLOOR([.A9])^2)" office:value-type="float" office:value="0.0123456790123457" calcext:value-type="float">
            <text:p>0.012345679012346</text:p>
          </table:table-cell>
          <table:table-cell table:formula="of:=SUM([.$C$1:.C9])" office:value-type="float" office:value="1.53976773116654" calcext:value-type="float">
            <text:p>1.53976773116654</text:p>
          </table:table-cell>
          <table:table-cell table:formula="of:=[.D9]+[.B9]" office:value-type="float" office:value="1.65087884227765" calcext:value-type="float">
            <text:p>1.650878842277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0]+[.A10]-FLOOR([.A10]))/([.A10]^2)" office:value-type="float" office:value="0.1" calcext:value-type="float">
            <text:p>0.1</text:p>
          </table:table-cell>
          <table:table-cell table:formula="of:=1/(FLOOR([.A10])^2)" office:value-type="float" office:value="0.01" calcext:value-type="float">
            <text:p>0.01</text:p>
          </table:table-cell>
          <table:table-cell table:formula="of:=SUM([.$C$1:.C10])" office:value-type="float" office:value="1.54976773116654" calcext:value-type="float">
            <text:p>1.54976773116654</text:p>
          </table:table-cell>
          <table:table-cell table:formula="of:=[.D10]+[.B10]" office:value-type="float" office:value="1.64976773116654" calcext:value-type="float">
            <text:p>1.6497677311665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]+[.A11]-FLOOR([.A11]))/([.A11]^2)" office:value-type="float" office:value="0.0909090909090909" calcext:value-type="float">
            <text:p>0.090909090909091</text:p>
          </table:table-cell>
          <table:table-cell table:formula="of:=1/(FLOOR([.A11])^2)" office:value-type="float" office:value="0.00826446280991736" calcext:value-type="float">
            <text:p>0.008264462809917</text:p>
          </table:table-cell>
          <table:table-cell table:formula="of:=SUM([.$C$1:.C11])" office:value-type="float" office:value="1.55803219397646" calcext:value-type="float">
            <text:p>1.55803219397646</text:p>
          </table:table-cell>
          <table:table-cell table:formula="of:=[.D11]+[.B11]" office:value-type="float" office:value="1.64894128488555" calcext:value-type="float">
            <text:p>1.648941284885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]+[.A12]-FLOOR([.A12]))/([.A12]^2)" office:value-type="float" office:value="0.0833333333333333" calcext:value-type="float">
            <text:p>0.083333333333333</text:p>
          </table:table-cell>
          <table:table-cell table:formula="of:=1/(FLOOR([.A12])^2)" office:value-type="float" office:value="0.00694444444444444" calcext:value-type="float">
            <text:p>0.006944444444444</text:p>
          </table:table-cell>
          <table:table-cell table:formula="of:=SUM([.$C$1:.C12])" office:value-type="float" office:value="1.5649766384209" calcext:value-type="float">
            <text:p>1.5649766384209</text:p>
          </table:table-cell>
          <table:table-cell table:formula="of:=[.D12]+[.B12]" office:value-type="float" office:value="1.64830997175424" calcext:value-type="float">
            <text:p>1.648309971754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3]+[.A13]-FLOOR([.A13]))/([.A13]^2)" office:value-type="float" office:value="0.0769230769230769" calcext:value-type="float">
            <text:p>0.076923076923077</text:p>
          </table:table-cell>
          <table:table-cell table:formula="of:=1/(FLOOR([.A13])^2)" office:value-type="float" office:value="0.00591715976331361" calcext:value-type="float">
            <text:p>0.005917159763314</text:p>
          </table:table-cell>
          <table:table-cell table:formula="of:=SUM([.$C$1:.C13])" office:value-type="float" office:value="1.57089379818422" calcext:value-type="float">
            <text:p>1.57089379818422</text:p>
          </table:table-cell>
          <table:table-cell table:formula="of:=[.D13]+[.B13]" office:value-type="float" office:value="1.64781687510729" calcext:value-type="float">
            <text:p>1.647816875107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4]+[.A14]-FLOOR([.A14]))/([.A14]^2)" office:value-type="float" office:value="0.0714285714285714" calcext:value-type="float">
            <text:p>0.071428571428572</text:p>
          </table:table-cell>
          <table:table-cell table:formula="of:=1/(FLOOR([.A14])^2)" office:value-type="float" office:value="0.00510204081632653" calcext:value-type="float">
            <text:p>0.005102040816327</text:p>
          </table:table-cell>
          <table:table-cell table:formula="of:=SUM([.$C$1:.C14])" office:value-type="float" office:value="1.57599583900054" calcext:value-type="float">
            <text:p>1.57599583900054</text:p>
          </table:table-cell>
          <table:table-cell table:formula="of:=[.D14]+[.B14]" office:value-type="float" office:value="1.64742441042911" calcext:value-type="float">
            <text:p>1.6474244104291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5]+[.A15]-FLOOR([.A15]))/([.A15]^2)" office:value-type="float" office:value="0.0666666666666667" calcext:value-type="float">
            <text:p>0.066666666666667</text:p>
          </table:table-cell>
          <table:table-cell table:formula="of:=1/(FLOOR([.A15])^2)" office:value-type="float" office:value="0.00444444444444444" calcext:value-type="float">
            <text:p>0.004444444444444</text:p>
          </table:table-cell>
          <table:table-cell table:formula="of:=SUM([.$C$1:.C15])" office:value-type="float" office:value="1.58044028344499" calcext:value-type="float">
            <text:p>1.58044028344499</text:p>
          </table:table-cell>
          <table:table-cell table:formula="of:=[.D15]+[.B15]" office:value-type="float" office:value="1.64710695011165" calcext:value-type="float">
            <text:p>1.6471069501116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6]+[.A16]-FLOOR([.A16]))/([.A16]^2)" office:value-type="float" office:value="0.0625" calcext:value-type="float">
            <text:p>0.0625</text:p>
          </table:table-cell>
          <table:table-cell table:formula="of:=1/(FLOOR([.A16])^2)" office:value-type="float" office:value="0.00390625" calcext:value-type="float">
            <text:p>0.00390625</text:p>
          </table:table-cell>
          <table:table-cell table:formula="of:=SUM([.$C$1:.C16])" office:value-type="float" office:value="1.58434653344499" calcext:value-type="float">
            <text:p>1.58434653344499</text:p>
          </table:table-cell>
          <table:table-cell table:formula="of:=[.D16]+[.B16]" office:value-type="float" office:value="1.64684653344499" calcext:value-type="float">
            <text:p>1.6468465334449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7]+[.A17]-FLOOR([.A17]))/([.A17]^2)" office:value-type="float" office:value="0.0588235294117647" calcext:value-type="float">
            <text:p>0.058823529411765</text:p>
          </table:table-cell>
          <table:table-cell table:formula="of:=1/(FLOOR([.A17])^2)" office:value-type="float" office:value="0.00346020761245675" calcext:value-type="float">
            <text:p>0.003460207612457</text:p>
          </table:table-cell>
          <table:table-cell table:formula="of:=SUM([.$C$1:.C17])" office:value-type="float" office:value="1.58780674105744" calcext:value-type="float">
            <text:p>1.58780674105744</text:p>
          </table:table-cell>
          <table:table-cell table:formula="of:=[.D17]+[.B17]" office:value-type="float" office:value="1.64663027046921" calcext:value-type="float">
            <text:p>1.6466302704692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18]+[.A18]-FLOOR([.A18]))/([.A18]^2)" office:value-type="float" office:value="0.0555555555555556" calcext:value-type="float">
            <text:p>0.055555555555556</text:p>
          </table:table-cell>
          <table:table-cell table:formula="of:=1/(FLOOR([.A18])^2)" office:value-type="float" office:value="0.00308641975308642" calcext:value-type="float">
            <text:p>0.003086419753086</text:p>
          </table:table-cell>
          <table:table-cell table:formula="of:=SUM([.$C$1:.C18])" office:value-type="float" office:value="1.59089316081053" calcext:value-type="float">
            <text:p>1.59089316081053</text:p>
          </table:table-cell>
          <table:table-cell table:formula="of:=[.D18]+[.B18]" office:value-type="float" office:value="1.64644871636609" calcext:value-type="float">
            <text:p>1.646448716366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0:41:39.7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6.139000000</meta:creation-date>
    <dc:date>2017-03-20T21:20:22.871000000</dc:date>
    <meta:editing-duration>PT16M3S</meta:editing-duration>
    <meta:editing-cycles>2</meta:editing-cycles>
    <meta:generator>LibreOffice/5.2.2.2$Windows_x86 LibreOffice_project/8f96e87c890bf8fa77463cd4b640a2312823f3ad</meta:generator>
    <meta:document-statistic meta:table-count="5" meta:cell-count="1084" meta:object-count="0"/>
  </office:meta>
</office:document-meta>
</file>